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 style:data-style-name="N2"/>
    <style:style style:name="ce3" style:family="table-cell" style:parent-style-name="Default" style:data-style-name="N4"/>
    <style:style style:name="ce4" style:family="table-cell" style:parent-style-name="Default" style:data-style-name="N1"/>
    <style:style style:name="ce5" style:family="table-cell" style:parent-style-name="Default" style:data-style-name="N3"/>
    <style:style style:name="ce6" style:family="table-cell" style:parent-style-name="Default">
      <style:table-cell-properties fo:background-color="#b3b3b3"/>
      <style:text-properties fo:color="#000000"/>
    </style:style>
    <style:style style:name="ce7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.83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number-columns-repeated="5"/>
          <table:table-cell table:style-name="Default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AVERAGE([.B2];[.B15];[.B28];[.B41];[.B54];[.B67];[.B80];[.B93];[.B106];[.B119])" office:value-type="float" office:value="0.966" calcext:value-type="float">
            <text:p>0.97</text:p>
          </table:table-cell>
          <table:table-cell table:style-name="ce2" table:formula="of:=AVERAGE([.C2];[.C15];[.C28];[.C41];[.C54];[.C67];[.C80];[.C93];[.C106];[.C119])" office:value-type="float" office:value="0.973" calcext:value-type="float">
            <text:p>0.97</text:p>
          </table:table-cell>
          <table:table-cell table:style-name="ce2" table:formula="of:=AVERAGE([.D2];[.D15];[.D28];[.D41];[.D54];[.D67];[.D80];[.D93];[.D106];[.D119])" office:value-type="float" office:value="0.968" calcext:value-type="float">
            <text:p>0.97</text:p>
          </table:table-cell>
          <table:table-cell table:style-name="ce4" table:formula="of:=AVERAGE([.E2];[.E15];[.E28];[.E41];[.E54];[.E67];[.E80];[.E93];[.E106];[.E119])" office:value-type="float" office:value="14.1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]+[.H15]+[.H28]+[.H41]+[.H54]+[.H67]+[.H80]+[.H93]+[.H106]+[.H119]" office:value-type="float" office:value="137" calcext:value-type="float">
            <text:p>137</text:p>
          </table:table-cell>
          <table:table-cell table:formula="of:=[.I2]+[.I15]+[.I28]+[.I41]+[.I54]+[.I67]+[.I80]+[.I93]+[.I106]+[.I119]" office:value-type="float" office:value="0" calcext:value-type="float">
            <text:p>0</text:p>
          </table:table-cell>
          <table:table-cell table:formula="of:=[.J2]+[.J15]+[.J28]+[.J41]+[.J54]+[.J67]+[.J80]+[.J93]+[.J106]+[.J119]" office:value-type="float" office:value="0" calcext:value-type="float">
            <text:p>0</text:p>
          </table:table-cell>
          <table:table-cell table:formula="of:=[.K2]+[.K15]+[.K28]+[.K41]+[.K54]+[.K67]+[.K80]+[.K93]+[.K106]+[.K119]" office:value-type="float" office:value="4" calcext:value-type="float">
            <text:p>4</text:p>
          </table:table-cell>
          <table:table-cell table:formula="of:=[.L2]+[.L15]+[.L28]+[.L41]+[.L54]+[.L67]+[.L80]+[.L93]+[.L106]+[.L119]" office:value-type="float" office:value="0" calcext:value-type="float">
            <text:p>0</text:p>
          </table:table-cell>
          <table:table-cell table:formula="of:=[.M2]+[.M15]+[.M28]+[.M41]+[.M54]+[.M67]+[.M80]+[.M93]+[.M106]+[.M119]" office:value-type="float" office:value="0" calcext:value-type="float">
            <text:p>0</text:p>
          </table:table-cell>
          <table:table-cell table:formula="of:=[.N2]+[.N15]+[.N28]+[.N41]+[.N54]+[.N67]+[.N80]+[.N93]+[.N106]+[.N119]" office:value-type="float" office:value="0" calcext:value-type="float">
            <text:p>0</text:p>
          </table:table-cell>
          <table:table-cell table:formula="of:=[.O2]+[.O15]+[.O28]+[.O41]+[.O54]+[.O67]+[.O80]+[.O93]+[.O106]+[.O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AVERAGE([.B3];[.B16];[.B29];[.B42];[.B55];[.B68];[.B81];[.B94];[.B107];[.B120])" office:value-type="float" office:value="0.772" calcext:value-type="float">
            <text:p>0.77</text:p>
          </table:table-cell>
          <table:table-cell table:style-name="ce2" table:formula="of:=AVERAGE([.C3];[.C16];[.C29];[.C42];[.C55];[.C68];[.C81];[.C94];[.C107];[.C120])" office:value-type="float" office:value="0.554" calcext:value-type="float">
            <text:p>0.55</text:p>
          </table:table-cell>
          <table:table-cell table:style-name="ce2" table:formula="of:=AVERAGE([.D3];[.D16];[.D29];[.D42];[.D55];[.D68];[.D81];[.D94];[.D107];[.D120])" office:value-type="float" office:value="0.618" calcext:value-type="float">
            <text:p>0.62</text:p>
          </table:table-cell>
          <table:table-cell table:style-name="ce4" table:formula="of:=AVERAGE([.E3];[.E16];[.E29];[.E42];[.E55];[.E68];[.E81];[.E94];[.E107];[.E120])" office:value-type="float" office:value="7.4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+[.H16]+[.H29]+[.H42]+[.H55]+[.H68]+[.H81]+[.H94]+[.H107]+[.H120]" office:value-type="float" office:value="1" calcext:value-type="float">
            <text:p>1</text:p>
          </table:table-cell>
          <table:table-cell table:formula="of:=[.I3]+[.I16]+[.I29]+[.I42]+[.I55]+[.I68]+[.I81]+[.I94]+[.I107]+[.I120]" office:value-type="float" office:value="42" calcext:value-type="float">
            <text:p>42</text:p>
          </table:table-cell>
          <table:table-cell table:formula="of:=[.J3]+[.J16]+[.J29]+[.J42]+[.J55]+[.J68]+[.J81]+[.J94]+[.J107]+[.J120]" office:value-type="float" office:value="24" calcext:value-type="float">
            <text:p>24</text:p>
          </table:table-cell>
          <table:table-cell table:formula="of:=[.K3]+[.K16]+[.K29]+[.K42]+[.K55]+[.K68]+[.K81]+[.K94]+[.K107]+[.K120]" office:value-type="float" office:value="0" calcext:value-type="float">
            <text:p>0</text:p>
          </table:table-cell>
          <table:table-cell table:formula="of:=[.L3]+[.L16]+[.L29]+[.L42]+[.L55]+[.L68]+[.L81]+[.L94]+[.L107]+[.L120]" office:value-type="float" office:value="0" calcext:value-type="float">
            <text:p>0</text:p>
          </table:table-cell>
          <table:table-cell table:formula="of:=[.M3]+[.M16]+[.M29]+[.M42]+[.M55]+[.M68]+[.M81]+[.M94]+[.M107]+[.M120]" office:value-type="float" office:value="0" calcext:value-type="float">
            <text:p>0</text:p>
          </table:table-cell>
          <table:table-cell table:formula="of:=[.N3]+[.N16]+[.N29]+[.N42]+[.N55]+[.N68]+[.N81]+[.N94]+[.N107]+[.N120]" office:value-type="float" office:value="6" calcext:value-type="float">
            <text:p>6</text:p>
          </table:table-cell>
          <table:table-cell table:formula="of:=[.O3]+[.O16]+[.O29]+[.O42]+[.O55]+[.O68]+[.O81]+[.O94]+[.O107]+[.O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AVERAGE([.B4];[.B17];[.B30];[.B43];[.B56];[.B69];[.B82];[.B95];[.B108];[.B121])" office:value-type="float" office:value="0.712" calcext:value-type="float">
            <text:p>0.71</text:p>
          </table:table-cell>
          <table:table-cell table:style-name="ce2" table:formula="of:=AVERAGE([.C4];[.C17];[.C30];[.C43];[.C56];[.C69];[.C82];[.C95];[.C108];[.C121])" office:value-type="float" office:value="0.792" calcext:value-type="float">
            <text:p>0.79</text:p>
          </table:table-cell>
          <table:table-cell table:style-name="ce2" table:formula="of:=AVERAGE([.D4];[.D17];[.D30];[.D43];[.D56];[.D69];[.D82];[.D95];[.D108];[.D121])" office:value-type="float" office:value="0.749" calcext:value-type="float">
            <text:p>0.75</text:p>
          </table:table-cell>
          <table:table-cell table:style-name="ce4" table:formula="of:=AVERAGE([.E4];[.E17];[.E30];[.E43];[.E56];[.E69];[.E82];[.E95];[.E108];[.E121])" office:value-type="float" office:value="75.2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4]+[.H17]+[.H30]+[.H43]+[.H56]+[.H69]+[.H82]+[.H95]+[.H108]+[.H121]" office:value-type="float" office:value="0" calcext:value-type="float">
            <text:p>0</text:p>
          </table:table-cell>
          <table:table-cell table:formula="of:=[.I4]+[.I17]+[.I30]+[.I43]+[.I56]+[.I69]+[.I82]+[.I95]+[.I108]+[.I121]" office:value-type="float" office:value="2" calcext:value-type="float">
            <text:p>2</text:p>
          </table:table-cell>
          <table:table-cell table:formula="of:=[.J4]+[.J17]+[.J30]+[.J43]+[.J56]+[.J69]+[.J82]+[.J95]+[.J108]+[.J121]" office:value-type="float" office:value="597" calcext:value-type="float">
            <text:p>597</text:p>
          </table:table-cell>
          <table:table-cell table:formula="of:=[.K4]+[.K17]+[.K30]+[.K43]+[.K56]+[.K69]+[.K82]+[.K95]+[.K108]+[.K121]" office:value-type="float" office:value="34" calcext:value-type="float">
            <text:p>34</text:p>
          </table:table-cell>
          <table:table-cell table:formula="of:=[.L4]+[.L17]+[.L30]+[.L43]+[.L56]+[.L69]+[.L82]+[.L95]+[.L108]+[.L121]" office:value-type="float" office:value="97" calcext:value-type="float">
            <text:p>97</text:p>
          </table:table-cell>
          <table:table-cell table:formula="of:=[.M4]+[.M17]+[.M30]+[.M43]+[.M56]+[.M69]+[.M82]+[.M95]+[.M108]+[.M121]" office:value-type="float" office:value="4" calcext:value-type="float">
            <text:p>4</text:p>
          </table:table-cell>
          <table:table-cell table:formula="of:=[.N4]+[.N17]+[.N30]+[.N43]+[.N56]+[.N69]+[.N82]+[.N95]+[.N108]+[.N121]" office:value-type="float" office:value="13" calcext:value-type="float">
            <text:p>13</text:p>
          </table:table-cell>
          <table:table-cell table:formula="of:=[.O4]+[.O17]+[.O30]+[.O43]+[.O56]+[.O69]+[.O82]+[.O95]+[.O108]+[.O1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AVERAGE([.B5];[.B18];[.B31];[.B44];[.B57];[.B70];[.B83];[.B96];[.B109];[.B122])" office:value-type="float" office:value="0.78" calcext:value-type="float">
            <text:p>0.78</text:p>
          </table:table-cell>
          <table:table-cell table:style-name="ce2" table:formula="of:=AVERAGE([.C5];[.C18];[.C31];[.C44];[.C57];[.C70];[.C83];[.C96];[.C109];[.C122])" office:value-type="float" office:value="0.61" calcext:value-type="float">
            <text:p>0.61</text:p>
          </table:table-cell>
          <table:table-cell table:style-name="ce2" table:formula="of:=AVERAGE([.D5];[.D18];[.D31];[.D44];[.D57];[.D70];[.D83];[.D96];[.D109];[.D122])" office:value-type="float" office:value="0.684" calcext:value-type="float">
            <text:p>0.68</text:p>
          </table:table-cell>
          <table:table-cell table:style-name="ce4" table:formula="of:=AVERAGE([.E5];[.E18];[.E31];[.E44];[.E57];[.E70];[.E83];[.E96];[.E109];[.E122])" office:value-type="float" office:value="58.7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]+[.H18]+[.H31]+[.H44]+[.H57]+[.H70]+[.H83]+[.H96]+[.H109]+[.H122]" office:value-type="float" office:value="4" calcext:value-type="float">
            <text:p>4</text:p>
          </table:table-cell>
          <table:table-cell table:formula="of:=[.I5]+[.I18]+[.I31]+[.I44]+[.I57]+[.I70]+[.I83]+[.I96]+[.I109]+[.I122]" office:value-type="float" office:value="0" calcext:value-type="float">
            <text:p>0</text:p>
          </table:table-cell>
          <table:table-cell table:formula="of:=[.J5]+[.J18]+[.J31]+[.J44]+[.J57]+[.J70]+[.J83]+[.J96]+[.J109]+[.J122]" office:value-type="float" office:value="39" calcext:value-type="float">
            <text:p>39</text:p>
          </table:table-cell>
          <table:table-cell table:formula="of:=[.K5]+[.K18]+[.K31]+[.K44]+[.K57]+[.K70]+[.K83]+[.K96]+[.K109]+[.K122]" office:value-type="float" office:value="358" calcext:value-type="float">
            <text:p>358</text:p>
          </table:table-cell>
          <table:table-cell table:formula="of:=[.L5]+[.L18]+[.L31]+[.L44]+[.L57]+[.L70]+[.L83]+[.L96]+[.L109]+[.L122]" office:value-type="float" office:value="99" calcext:value-type="float">
            <text:p>99</text:p>
          </table:table-cell>
          <table:table-cell table:formula="of:=[.M5]+[.M18]+[.M31]+[.M44]+[.M57]+[.M70]+[.M83]+[.M96]+[.M109]+[.M122]" office:value-type="float" office:value="87" calcext:value-type="float">
            <text:p>87</text:p>
          </table:table-cell>
          <table:table-cell table:formula="of:=[.N5]+[.N18]+[.N31]+[.N44]+[.N57]+[.N70]+[.N83]+[.N96]+[.N109]+[.N122]" office:value-type="float" office:value="0" calcext:value-type="float">
            <text:p>0</text:p>
          </table:table-cell>
          <table:table-cell table:formula="of:=[.O5]+[.O18]+[.O31]+[.O44]+[.O57]+[.O70]+[.O83]+[.O96]+[.O109]+[.O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AVERAGE([.B6];[.B19];[.B32];[.B45];[.B58];[.B71];[.B84];[.B97];[.B110];[.B123])" office:value-type="float" office:value="0.529" calcext:value-type="float">
            <text:p>0.53</text:p>
          </table:table-cell>
          <table:table-cell table:style-name="ce2" table:formula="of:=AVERAGE([.C6];[.C19];[.C32];[.C45];[.C58];[.C71];[.C84];[.C97];[.C110];[.C123])" office:value-type="float" office:value="0.469" calcext:value-type="float">
            <text:p>0.47</text:p>
          </table:table-cell>
          <table:table-cell table:style-name="ce2" table:formula="of:=AVERAGE([.D6];[.D19];[.D32];[.D45];[.D58];[.D71];[.D84];[.D97];[.D110];[.D123])" office:value-type="float" office:value="0.494" calcext:value-type="float">
            <text:p>0.49</text:p>
          </table:table-cell>
          <table:table-cell table:style-name="ce4" table:formula="of:=AVERAGE([.E6];[.E19];[.E32];[.E45];[.E58];[.E71];[.E84];[.E97];[.E110];[.E123])" office:value-type="float" office:value="69.4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+[.H19]+[.H32]+[.H45]+[.H58]+[.H71]+[.H84]+[.H97]+[.H110]+[.H123]" office:value-type="float" office:value="0" calcext:value-type="float">
            <text:p>0</text:p>
          </table:table-cell>
          <table:table-cell table:formula="of:=[.I6]+[.I19]+[.I32]+[.I45]+[.I58]+[.I71]+[.I84]+[.I97]+[.I110]+[.I123]" office:value-type="float" office:value="7" calcext:value-type="float">
            <text:p>7</text:p>
          </table:table-cell>
          <table:table-cell table:formula="of:=[.J6]+[.J19]+[.J32]+[.J45]+[.J58]+[.J71]+[.J84]+[.J97]+[.J110]+[.J123]" office:value-type="float" office:value="148" calcext:value-type="float">
            <text:p>148</text:p>
          </table:table-cell>
          <table:table-cell table:formula="of:=[.K6]+[.K19]+[.K32]+[.K45]+[.K58]+[.K71]+[.K84]+[.K97]+[.K110]+[.K123]" office:value-type="float" office:value="43" calcext:value-type="float">
            <text:p>43</text:p>
          </table:table-cell>
          <table:table-cell table:formula="of:=[.L6]+[.L19]+[.L32]+[.L45]+[.L58]+[.L71]+[.L84]+[.L97]+[.L110]+[.L123]" office:value-type="float" office:value="325" calcext:value-type="float">
            <text:p>325</text:p>
          </table:table-cell>
          <table:table-cell table:formula="of:=[.M6]+[.M19]+[.M32]+[.M45]+[.M58]+[.M71]+[.M84]+[.M97]+[.M110]+[.M123]" office:value-type="float" office:value="151" calcext:value-type="float">
            <text:p>151</text:p>
          </table:table-cell>
          <table:table-cell table:formula="of:=[.N6]+[.N19]+[.N32]+[.N45]+[.N58]+[.N71]+[.N84]+[.N97]+[.N110]+[.N123]" office:value-type="float" office:value="2" calcext:value-type="float">
            <text:p>2</text:p>
          </table:table-cell>
          <table:table-cell table:formula="of:=[.O6]+[.O19]+[.O32]+[.O45]+[.O58]+[.O71]+[.O84]+[.O97]+[.O110]+[.O12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AVERAGE([.B7];[.B20];[.B33];[.B46];[.B59];[.B72];[.B85];[.B98];[.B111];[.B124])" office:value-type="float" office:value="0.927" calcext:value-type="float">
            <text:p>0.93</text:p>
          </table:table-cell>
          <table:table-cell table:style-name="ce2" table:formula="of:=AVERAGE([.C7];[.C20];[.C33];[.C46];[.C59];[.C72];[.C85];[.C98];[.C111];[.C124])" office:value-type="float" office:value="0.975" calcext:value-type="float">
            <text:p>0.98</text:p>
          </table:table-cell>
          <table:table-cell table:style-name="ce2" table:formula="of:=AVERAGE([.D7];[.D20];[.D33];[.D46];[.D59];[.D72];[.D85];[.D98];[.D111];[.D124])" office:value-type="float" office:value="0.95" calcext:value-type="float">
            <text:p>0.95</text:p>
          </table:table-cell>
          <table:table-cell table:style-name="ce4" table:formula="of:=AVERAGE([.E7];[.E20];[.E33];[.E46];[.E59];[.E72];[.E85];[.E98];[.E111];[.E124])" office:value-type="float" office:value="416.5" calcext:value-type="float">
            <text:p>41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+[.H20]+[.H33]+[.H46]+[.H59]+[.H72]+[.H85]+[.H98]+[.H111]+[.H124]" office:value-type="float" office:value="0" calcext:value-type="float">
            <text:p>0</text:p>
          </table:table-cell>
          <table:table-cell table:formula="of:=[.I7]+[.I20]+[.I33]+[.I46]+[.I59]+[.I72]+[.I85]+[.I98]+[.I111]+[.I124]" office:value-type="float" office:value="0" calcext:value-type="float">
            <text:p>0</text:p>
          </table:table-cell>
          <table:table-cell table:formula="of:=[.J7]+[.J20]+[.J33]+[.J46]+[.J59]+[.J72]+[.J85]+[.J98]+[.J111]+[.J124]" office:value-type="float" office:value="4" calcext:value-type="float">
            <text:p>4</text:p>
          </table:table-cell>
          <table:table-cell table:formula="of:=[.K7]+[.K20]+[.K33]+[.K46]+[.K59]+[.K72]+[.K85]+[.K98]+[.K111]+[.K124]" office:value-type="float" office:value="20" calcext:value-type="float">
            <text:p>20</text:p>
          </table:table-cell>
          <table:table-cell table:formula="of:=[.L7]+[.L20]+[.L33]+[.L46]+[.L59]+[.L72]+[.L85]+[.L98]+[.L111]+[.L124]" office:value-type="float" office:value="76" calcext:value-type="float">
            <text:p>76</text:p>
          </table:table-cell>
          <table:table-cell table:formula="of:=[.M7]+[.M20]+[.M33]+[.M46]+[.M59]+[.M72]+[.M85]+[.M98]+[.M111]+[.M124]" office:value-type="float" office:value="4054" calcext:value-type="float">
            <text:p>4054</text:p>
          </table:table-cell>
          <table:table-cell table:formula="of:=[.N7]+[.N20]+[.N33]+[.N46]+[.N59]+[.N72]+[.N85]+[.N98]+[.N111]+[.N124]" office:value-type="float" office:value="0" calcext:value-type="float">
            <text:p>0</text:p>
          </table:table-cell>
          <table:table-cell table:formula="of:=[.O7]+[.O20]+[.O33]+[.O46]+[.O59]+[.O72]+[.O85]+[.O98]+[.O111]+[.O1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AVERAGE([.B8];[.B21];[.B34];[.B47];[.B60];[.B73];[.B86];[.B99];[.B112];[.B125])" office:value-type="float" office:value="0.559" calcext:value-type="float">
            <text:p>0.56</text:p>
          </table:table-cell>
          <table:table-cell table:style-name="ce2" table:formula="of:=AVERAGE([.C8];[.C21];[.C34];[.C47];[.C60];[.C73];[.C86];[.C99];[.C112];[.C125])" office:value-type="float" office:value="0.498" calcext:value-type="float">
            <text:p>0.50</text:p>
          </table:table-cell>
          <table:table-cell table:style-name="ce2" table:formula="of:=AVERAGE([.D8];[.D21];[.D34];[.D47];[.D60];[.D73];[.D86];[.D99];[.D112];[.D125])" office:value-type="float" office:value="0.513" calcext:value-type="float">
            <text:p>0.51</text:p>
          </table:table-cell>
          <table:table-cell table:style-name="ce4" table:formula="of:=AVERAGE([.E8];[.E21];[.E34];[.E47];[.E60];[.E73];[.E86];[.E99];[.E112];[.E125])" office:value-type="float" office:value="7.3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+[.H21]+[.H34]+[.H47]+[.H60]+[.H73]+[.H86]+[.H99]+[.H112]+[.H125]" office:value-type="float" office:value="0" calcext:value-type="float">
            <text:p>0</text:p>
          </table:table-cell>
          <table:table-cell table:formula="of:=[.I8]+[.I21]+[.I34]+[.I47]+[.I60]+[.I73]+[.I86]+[.I99]+[.I112]+[.I125]" office:value-type="float" office:value="0" calcext:value-type="float">
            <text:p>0</text:p>
          </table:table-cell>
          <table:table-cell table:formula="of:=[.J8]+[.J21]+[.J34]+[.J47]+[.J60]+[.J73]+[.J86]+[.J99]+[.J112]+[.J125]" office:value-type="float" office:value="23" calcext:value-type="float">
            <text:p>23</text:p>
          </table:table-cell>
          <table:table-cell table:formula="of:=[.K8]+[.K21]+[.K34]+[.K47]+[.K60]+[.K73]+[.K86]+[.K99]+[.K112]+[.K125]" office:value-type="float" office:value="0" calcext:value-type="float">
            <text:p>0</text:p>
          </table:table-cell>
          <table:table-cell table:formula="of:=[.L8]+[.L21]+[.L34]+[.L47]+[.L60]+[.L73]+[.L86]+[.L99]+[.L112]+[.L125]" office:value-type="float" office:value="6" calcext:value-type="float">
            <text:p>6</text:p>
          </table:table-cell>
          <table:table-cell table:formula="of:=[.M8]+[.M21]+[.M34]+[.M47]+[.M60]+[.M73]+[.M86]+[.M99]+[.M112]+[.M125]" office:value-type="float" office:value="3" calcext:value-type="float">
            <text:p>3</text:p>
          </table:table-cell>
          <table:table-cell table:formula="of:=[.N8]+[.N21]+[.N34]+[.N47]+[.N60]+[.N73]+[.N86]+[.N99]+[.N112]+[.N125]" office:value-type="float" office:value="37" calcext:value-type="float">
            <text:p>37</text:p>
          </table:table-cell>
          <table:table-cell table:formula="of:=[.O8]+[.O21]+[.O34]+[.O47]+[.O60]+[.O73]+[.O86]+[.O99]+[.O112]+[.O1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AVERAGE([.B9];[.B22];[.B35];[.B48];[.B61];[.B74];[.B87];[.B100];[.B113];[.B126])" office:value-type="float" office:value="0.499" calcext:value-type="float">
            <text:p>0.50</text:p>
          </table:table-cell>
          <table:table-cell table:style-name="ce2" table:formula="of:=AVERAGE([.C9];[.C22];[.C35];[.C48];[.C61];[.C74];[.C87];[.C100];[.C113];[.C126])" office:value-type="float" office:value="0.253" calcext:value-type="float">
            <text:p>0.25</text:p>
          </table:table-cell>
          <table:table-cell table:style-name="ce2" table:formula="of:=AVERAGE([.D9];[.D22];[.D35];[.D48];[.D61];[.D74];[.D87];[.D100];[.D113];[.D126])" office:value-type="float" office:value="0.325" calcext:value-type="float">
            <text:p>0.33</text:p>
          </table:table-cell>
          <table:table-cell table:style-name="ce4" table:formula="of:=AVERAGE([.E9];[.E22];[.E35];[.E48];[.E61];[.E74];[.E87];[.E100];[.E113];[.E126])" office:value-type="float" office:value="14.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9]+[.H22]+[.H35]+[.H48]+[.H61]+[.H74]+[.H87]+[.H100]+[.H113]+[.H126]" office:value-type="float" office:value="0" calcext:value-type="float">
            <text:p>0</text:p>
          </table:table-cell>
          <table:table-cell table:formula="of:=[.I9]+[.I22]+[.I35]+[.I48]+[.I61]+[.I74]+[.I87]+[.I100]+[.I113]+[.I126]" office:value-type="float" office:value="2" calcext:value-type="float">
            <text:p>2</text:p>
          </table:table-cell>
          <table:table-cell table:formula="of:=[.J9]+[.J22]+[.J35]+[.J48]+[.J61]+[.J74]+[.J87]+[.J100]+[.J113]+[.J126]" office:value-type="float" office:value="5" calcext:value-type="float">
            <text:p>5</text:p>
          </table:table-cell>
          <table:table-cell table:formula="of:=[.K9]+[.K22]+[.K35]+[.K48]+[.K61]+[.K74]+[.K87]+[.K100]+[.K113]+[.K126]" office:value-type="float" office:value="3" calcext:value-type="float">
            <text:p>3</text:p>
          </table:table-cell>
          <table:table-cell table:formula="of:=[.L9]+[.L22]+[.L35]+[.L48]+[.L61]+[.L74]+[.L87]+[.L100]+[.L113]+[.L126]" office:value-type="float" office:value="15" calcext:value-type="float">
            <text:p>15</text:p>
          </table:table-cell>
          <table:table-cell table:formula="of:=[.M9]+[.M22]+[.M35]+[.M48]+[.M61]+[.M74]+[.M87]+[.M100]+[.M113]+[.M126]" office:value-type="float" office:value="70" calcext:value-type="float">
            <text:p>70</text:p>
          </table:table-cell>
          <table:table-cell table:formula="of:=[.N9]+[.N22]+[.N35]+[.N48]+[.N61]+[.N74]+[.N87]+[.N100]+[.N113]+[.N126]" office:value-type="float" office:value="9" calcext:value-type="float">
            <text:p>9</text:p>
          </table:table-cell>
          <table:table-cell table:formula="of:=[.O9]+[.O22]+[.O35]+[.O48]+[.O61]+[.O74]+[.O87]+[.O100]+[.O113]+[.O126]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table:number-columns-repeated="2"/>
          <table:table-cell table:style-name="ce2" table:formula="of:=AVERAGE([.D11];[.D24];[.D37];[.D50];[.D63];[.D76];[.D89];[.D102];[.D115];[.D128])" office:value-type="float" office:value="0.844" calcext:value-type="float">
            <text:p>0.84</text:p>
          </table:table-cell>
          <table:table-cell table:style-name="ce2"/>
          <table:table-cell/>
          <table:table-cell table:style-name="Default"/>
          <table:table-cell table:number-columns-repeated="7"/>
          <table:table-cell table:formula="of:=SUM([.H134:.O141])" office:value-type="float" office:value="6619" calcext:value-type="float">
            <text:p>6619</text:p>
          </table:table-cell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number-columns-repeated="5"/>
          <table:table-cell table:style-name="Default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COM.MICROSOFT.STDEV.S([.B2];[.B15];[.B28];[.B41];[.B54];[.B67];[.B80];[.B93];[.B106];[.B119])" office:value-type="float" office:value="0.0368781778291715" calcext:value-type="float">
            <text:p>0.04</text:p>
          </table:table-cell>
          <table:table-cell table:style-name="ce3" table:formula="of:=COM.MICROSOFT.STDEV.S([.C2];[.C15];[.C28];[.C41];[.C54];[.C67];[.C80];[.C93];[.C106];[.C119])" office:value-type="float" office:value="0.0371333931776896" calcext:value-type="float">
            <text:p>0.04</text:p>
          </table:table-cell>
          <table:table-cell table:style-name="ce3" table:formula="of:=COM.MICROSOFT.STDEV.S([.D2];[.D15];[.D28];[.D41];[.D54];[.D67];[.D80];[.D93];[.D106];[.D119])" office:value-type="float" office:value="0.0193218356615859" calcext:value-type="float">
            <text:p>0.02</text:p>
          </table:table-cell>
          <table:table-cell table:style-name="ce5" table:formula="of:=COM.MICROSOFT.STDEV.S([.E2];[.E15];[.E28];[.E41];[.E54];[.E67];[.E80];[.E93];[.E106];[.E119])" office:value-type="float" office:value="3.95671019352638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table:formula="of:=[.H134]/[.$O$143]*100" office:value-type="float" office:value="2.06979906330261" calcext:value-type="float">
            <text:p>2.1</text:p>
          </table:table-cell>
          <table:table-cell table:style-name="ce7" table:formula="of:=[.I134]/[.$O$143]*100" office:value-type="float" office:value="0" calcext:value-type="float">
            <text:p>0.0</text:p>
          </table:table-cell>
          <table:table-cell table:style-name="ce7" table:formula="of:=[.J134]/[.$O$143]*100" office:value-type="float" office:value="0" calcext:value-type="float">
            <text:p>0.0</text:p>
          </table:table-cell>
          <table:table-cell table:style-name="ce7" table:formula="of:=[.K134]/[.$O$143]*100" office:value-type="float" office:value="0.0604320894394924" calcext:value-type="float">
            <text:p>0.1</text:p>
          </table:table-cell>
          <table:table-cell table:style-name="ce7" table:formula="of:=[.L134]/[.$O$143]*100" office:value-type="float" office:value="0" calcext:value-type="float">
            <text:p>0.0</text:p>
          </table:table-cell>
          <table:table-cell table:style-name="ce7" table:formula="of:=[.M134]/[.$O$143]*100" office:value-type="float" office:value="0" calcext:value-type="float">
            <text:p>0.0</text:p>
          </table:table-cell>
          <table:table-cell table:style-name="ce7" table:formula="of:=[.N134]/[.$O$143]*100" office:value-type="float" office:value="0" calcext:value-type="float">
            <text:p>0.0</text:p>
          </table:table-cell>
          <table:table-cell table:style-name="ce7" table:formula="of:=[.O134]/[.$O$143]*1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COM.MICROSOFT.STDEV.S([.B3];[.B16];[.B29];[.B42];[.B55];[.B68];[.B81];[.B94];[.B107];[.B120])" office:value-type="float" office:value="0.157042103342455" calcext:value-type="float">
            <text:p>0.16</text:p>
          </table:table-cell>
          <table:table-cell table:style-name="ce3" table:formula="of:=COM.MICROSOFT.STDEV.S([.C3];[.C16];[.C29];[.C42];[.C55];[.C68];[.C81];[.C94];[.C107];[.C120])" office:value-type="float" office:value="0.211039754022264" calcext:value-type="float">
            <text:p>0.21</text:p>
          </table:table-cell>
          <table:table-cell table:style-name="ce3" table:formula="of:=COM.MICROSOFT.STDEV.S([.D3];[.D16];[.D29];[.D42];[.D55];[.D68];[.D81];[.D94];[.D107];[.D120])" office:value-type="float" office:value="0.172613891548611" calcext:value-type="float">
            <text:p>0.17</text:p>
          </table:table-cell>
          <table:table-cell table:style-name="ce5" table:formula="of:=COM.MICROSOFT.STDEV.S([.E3];[.E16];[.E29];[.E42];[.E55];[.E68];[.E81];[.E94];[.E107];[.E120])" office:value-type="float" office:value="2.67498701969852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[.H135]/[.$O$143]*100" office:value-type="float" office:value="0.0151080223598731" calcext:value-type="float">
            <text:p>0.0</text:p>
          </table:table-cell>
          <table:table-cell table:style-name="ce7" table:formula="of:=[.I135]/[.$O$143]*100" office:value-type="float" office:value="0.63453693911467" calcext:value-type="float">
            <text:p>0.6</text:p>
          </table:table-cell>
          <table:table-cell table:style-name="ce7" table:formula="of:=[.J135]/[.$O$143]*100" office:value-type="float" office:value="0.362592536636954" calcext:value-type="float">
            <text:p>0.4</text:p>
          </table:table-cell>
          <table:table-cell table:style-name="ce7" table:formula="of:=[.K135]/[.$O$143]*100" office:value-type="float" office:value="0" calcext:value-type="float">
            <text:p>0.0</text:p>
          </table:table-cell>
          <table:table-cell table:style-name="ce7" table:formula="of:=[.L135]/[.$O$143]*100" office:value-type="float" office:value="0" calcext:value-type="float">
            <text:p>0.0</text:p>
          </table:table-cell>
          <table:table-cell table:style-name="ce7" table:formula="of:=[.M135]/[.$O$143]*100" office:value-type="float" office:value="0" calcext:value-type="float">
            <text:p>0.0</text:p>
          </table:table-cell>
          <table:table-cell table:style-name="ce7" table:formula="of:=[.N135]/[.$O$143]*100" office:value-type="float" office:value="0.0906481341592386" calcext:value-type="float">
            <text:p>0.1</text:p>
          </table:table-cell>
          <table:table-cell table:style-name="ce7" table:formula="of:=[.O135]/[.$O$143]*100" office:value-type="float" office:value="0.0151080223598731" calcext:value-type="float">
            <text:p>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COM.MICROSOFT.STDEV.S([.B4];[.B17];[.B30];[.B43];[.B56];[.B69];[.B82];[.B95];[.B108];[.B121])" office:value-type="float" office:value="0.034896672875473" calcext:value-type="float">
            <text:p>0.03</text:p>
          </table:table-cell>
          <table:table-cell table:style-name="ce3" table:formula="of:=COM.MICROSOFT.STDEV.S([.C4];[.C17];[.C30];[.C43];[.C56];[.C69];[.C82];[.C95];[.C108];[.C121])" office:value-type="float" office:value="0.0410419839243237" calcext:value-type="float">
            <text:p>0.04</text:p>
          </table:table-cell>
          <table:table-cell table:style-name="ce3" table:formula="of:=COM.MICROSOFT.STDEV.S([.D4];[.D17];[.D30];[.D43];[.D56];[.D69];[.D82];[.D95];[.D108];[.D121])" office:value-type="float" office:value="0.0255821118057999" calcext:value-type="float">
            <text:p>0.03</text:p>
          </table:table-cell>
          <table:table-cell table:style-name="ce5" table:formula="of:=COM.MICROSOFT.STDEV.S([.E4];[.E17];[.E30];[.E43];[.E56];[.E69];[.E82];[.E95];[.E108];[.E121])" office:value-type="float" office:value="7.31512891965078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table:formula="of:=[.H136]/[.$O$143]*100" office:value-type="float" office:value="0" calcext:value-type="float">
            <text:p>0.0</text:p>
          </table:table-cell>
          <table:table-cell table:style-name="ce7" table:formula="of:=[.I136]/[.$O$143]*100" office:value-type="float" office:value="0.0302160447197462" calcext:value-type="float">
            <text:p>0.0</text:p>
          </table:table-cell>
          <table:table-cell table:style-name="ce7" table:formula="of:=[.J136]/[.$O$143]*100" office:value-type="float" office:value="9.01948934884424" calcext:value-type="float">
            <text:p>9.0</text:p>
          </table:table-cell>
          <table:table-cell table:style-name="ce7" table:formula="of:=[.K136]/[.$O$143]*100" office:value-type="float" office:value="0.513672760235685" calcext:value-type="float">
            <text:p>0.5</text:p>
          </table:table-cell>
          <table:table-cell table:style-name="ce7" table:formula="of:=[.L136]/[.$O$143]*100" office:value-type="float" office:value="1.46547816890769" calcext:value-type="float">
            <text:p>1.5</text:p>
          </table:table-cell>
          <table:table-cell table:style-name="ce7" table:formula="of:=[.M136]/[.$O$143]*100" office:value-type="float" office:value="0.0604320894394924" calcext:value-type="float">
            <text:p>0.1</text:p>
          </table:table-cell>
          <table:table-cell table:style-name="ce7" table:formula="of:=[.N136]/[.$O$143]*100" office:value-type="float" office:value="0.19640429067835" calcext:value-type="float">
            <text:p>0.2</text:p>
          </table:table-cell>
          <table:table-cell table:style-name="ce7" table:formula="of:=[.O136]/[.$O$143]*100" office:value-type="float" office:value="0.0755401117993655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COM.MICROSOFT.STDEV.S([.B5];[.B18];[.B31];[.B44];[.B57];[.B70];[.B83];[.B96];[.B109];[.B122])" office:value-type="float" office:value="0.060736223860962" calcext:value-type="float">
            <text:p>0.06</text:p>
          </table:table-cell>
          <table:table-cell table:style-name="ce3" table:formula="of:=COM.MICROSOFT.STDEV.S([.C5];[.C18];[.C31];[.C44];[.C57];[.C70];[.C83];[.C96];[.C109];[.C122])" office:value-type="float" office:value="0.0480740170061865" calcext:value-type="float">
            <text:p>0.05</text:p>
          </table:table-cell>
          <table:table-cell table:style-name="ce3" table:formula="of:=COM.MICROSOFT.STDEV.S([.D5];[.D18];[.D31];[.D44];[.D57];[.D70];[.D83];[.D96];[.D109];[.D122])" office:value-type="float" office:value="0.0371782493162631" calcext:value-type="float">
            <text:p>0.04</text:p>
          </table:table-cell>
          <table:table-cell table:style-name="ce5" table:formula="of:=COM.MICROSOFT.STDEV.S([.E5];[.E18];[.E31];[.E44];[.E57];[.E70];[.E83];[.E96];[.E109];[.E122])" office:value-type="float" office:value="5.18652099195598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[.H137]/[.$O$143]*100" office:value-type="float" office:value="0.0604320894394924" calcext:value-type="float">
            <text:p>0.1</text:p>
          </table:table-cell>
          <table:table-cell table:style-name="ce7" table:formula="of:=[.I137]/[.$O$143]*100" office:value-type="float" office:value="0" calcext:value-type="float">
            <text:p>0.0</text:p>
          </table:table-cell>
          <table:table-cell table:style-name="ce7" table:formula="of:=[.J137]/[.$O$143]*100" office:value-type="float" office:value="0.589212872035051" calcext:value-type="float">
            <text:p>0.6</text:p>
          </table:table-cell>
          <table:table-cell table:style-name="ce7" table:formula="of:=[.K137]/[.$O$143]*100" office:value-type="float" office:value="5.40867200483457" calcext:value-type="float">
            <text:p>5.4</text:p>
          </table:table-cell>
          <table:table-cell table:style-name="ce7" table:formula="of:=[.L137]/[.$O$143]*100" office:value-type="float" office:value="1.49569421362744" calcext:value-type="float">
            <text:p>1.5</text:p>
          </table:table-cell>
          <table:table-cell table:style-name="ce7" table:formula="of:=[.M137]/[.$O$143]*100" office:value-type="float" office:value="1.31439794530896" calcext:value-type="float">
            <text:p>1.3</text:p>
          </table:table-cell>
          <table:table-cell table:style-name="ce7" table:formula="of:=[.N137]/[.$O$143]*100" office:value-type="float" office:value="0" calcext:value-type="float">
            <text:p>0.0</text:p>
          </table:table-cell>
          <table:table-cell table:style-name="ce7" table:formula="of:=[.O137]/[.$O$143]*1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COM.MICROSOFT.STDEV.S([.B6];[.B19];[.B32];[.B45];[.B58];[.B71];[.B84];[.B97];[.B110];[.B123])" office:value-type="float" office:value="0.049766119666563" calcext:value-type="float">
            <text:p>0.05</text:p>
          </table:table-cell>
          <table:table-cell table:style-name="ce3" table:formula="of:=COM.MICROSOFT.STDEV.S([.C6];[.C19];[.C32];[.C45];[.C58];[.C71];[.C84];[.C97];[.C110];[.C123])" office:value-type="float" office:value="0.0554677083235522" calcext:value-type="float">
            <text:p>0.06</text:p>
          </table:table-cell>
          <table:table-cell table:style-name="ce3" table:formula="of:=COM.MICROSOFT.STDEV.S([.D6];[.D19];[.D32];[.D45];[.D58];[.D71];[.D84];[.D97];[.D110];[.D123])" office:value-type="float" office:value="0.0377712412645741" calcext:value-type="float">
            <text:p>0.04</text:p>
          </table:table-cell>
          <table:table-cell table:style-name="ce5" table:formula="of:=COM.MICROSOFT.STDEV.S([.E6];[.E19];[.E32];[.E45];[.E58];[.E71];[.E84];[.E97];[.E110];[.E123])" office:value-type="float" office:value="7.2907856610625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[.H138]/[.$O$143]*100" office:value-type="float" office:value="0" calcext:value-type="float">
            <text:p>0.0</text:p>
          </table:table-cell>
          <table:table-cell table:style-name="ce7" table:formula="of:=[.I138]/[.$O$143]*100" office:value-type="float" office:value="0.105756156519112" calcext:value-type="float">
            <text:p>0.1</text:p>
          </table:table-cell>
          <table:table-cell table:style-name="ce7" table:formula="of:=[.J138]/[.$O$143]*100" office:value-type="float" office:value="2.23598730926122" calcext:value-type="float">
            <text:p>2.2</text:p>
          </table:table-cell>
          <table:table-cell table:style-name="ce7" table:formula="of:=[.K138]/[.$O$143]*100" office:value-type="float" office:value="0.649644961474543" calcext:value-type="float">
            <text:p>0.6</text:p>
          </table:table-cell>
          <table:table-cell table:style-name="ce7" table:formula="of:=[.L138]/[.$O$143]*100" office:value-type="float" office:value="4.91010726695875" calcext:value-type="float">
            <text:p>4.9</text:p>
          </table:table-cell>
          <table:table-cell table:style-name="ce7" table:formula="of:=[.M138]/[.$O$143]*100" office:value-type="float" office:value="2.28131137634084" calcext:value-type="float">
            <text:p>2.3</text:p>
          </table:table-cell>
          <table:table-cell table:style-name="ce7" table:formula="of:=[.N138]/[.$O$143]*100" office:value-type="float" office:value="0.0302160447197462" calcext:value-type="float">
            <text:p>0.0</text:p>
          </table:table-cell>
          <table:table-cell table:style-name="ce7" table:formula="of:=[.O138]/[.$O$143]*100" office:value-type="float" office:value="0.226620335398096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COM.MICROSOFT.STDEV.S([.B7];[.B20];[.B33];[.B46];[.B59];[.B72];[.B85];[.B98];[.B111];[.B124])" office:value-type="float" office:value="0.0105934990547138" calcext:value-type="float">
            <text:p>0.01</text:p>
          </table:table-cell>
          <table:table-cell table:style-name="ce3" table:formula="of:=COM.MICROSOFT.STDEV.S([.C7];[.C20];[.C33];[.C46];[.C59];[.C72];[.C85];[.C98];[.C111];[.C124])" office:value-type="float" office:value="0.00971825315807551" calcext:value-type="float">
            <text:p>0.01</text:p>
          </table:table-cell>
          <table:table-cell table:style-name="ce3" table:formula="of:=COM.MICROSOFT.STDEV.S([.D7];[.D20];[.D33];[.D46];[.D59];[.D72];[.D85];[.D98];[.D111];[.D124])" office:value-type="float" office:value="0.0047140452079103" calcext:value-type="float">
            <text:p>0.00</text:p>
          </table:table-cell>
          <table:table-cell table:style-name="ce5" table:formula="of:=COM.MICROSOFT.STDEV.S([.E7];[.E20];[.E33];[.E46];[.E59];[.E72];[.E85];[.E98];[.E111];[.E124])" office:value-type="float" office:value="16.8934569845514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table:formula="of:=[.H139]/[.$O$143]*100" office:value-type="float" office:value="0" calcext:value-type="float">
            <text:p>0.0</text:p>
          </table:table-cell>
          <table:table-cell table:style-name="ce7" table:formula="of:=[.I139]/[.$O$143]*100" office:value-type="float" office:value="0" calcext:value-type="float">
            <text:p>0.0</text:p>
          </table:table-cell>
          <table:table-cell table:style-name="ce7" table:formula="of:=[.J139]/[.$O$143]*100" office:value-type="float" office:value="0.0604320894394924" calcext:value-type="float">
            <text:p>0.1</text:p>
          </table:table-cell>
          <table:table-cell table:style-name="ce7" table:formula="of:=[.K139]/[.$O$143]*100" office:value-type="float" office:value="0.302160447197462" calcext:value-type="float">
            <text:p>0.3</text:p>
          </table:table-cell>
          <table:table-cell table:style-name="ce7" table:formula="of:=[.L139]/[.$O$143]*100" office:value-type="float" office:value="1.14820969935036" calcext:value-type="float">
            <text:p>1.1</text:p>
          </table:table-cell>
          <table:table-cell table:style-name="ce7" table:formula="of:=[.M139]/[.$O$143]*100" office:value-type="float" office:value="61.2479226469255" calcext:value-type="float">
            <text:p>61.2</text:p>
          </table:table-cell>
          <table:table-cell table:style-name="ce7" table:formula="of:=[.N139]/[.$O$143]*100" office:value-type="float" office:value="0" calcext:value-type="float">
            <text:p>0.0</text:p>
          </table:table-cell>
          <table:table-cell table:style-name="ce7" table:formula="of:=[.O139]/[.$O$143]*100" office:value-type="float" office:value="0.166188245958604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COM.MICROSOFT.STDEV.S([.B8];[.B21];[.B34];[.B47];[.B60];[.B73];[.B86];[.B99];[.B112];[.B125])" office:value-type="float" office:value="0.138037837002919" calcext:value-type="float">
            <text:p>0.14</text:p>
          </table:table-cell>
          <table:table-cell table:style-name="ce3" table:formula="of:=COM.MICROSOFT.STDEV.S([.C8];[.C21];[.C34];[.C47];[.C60];[.C73];[.C86];[.C99];[.C112];[.C125])" office:value-type="float" office:value="0.156475060135615" calcext:value-type="float">
            <text:p>0.16</text:p>
          </table:table-cell>
          <table:table-cell table:style-name="ce3" table:formula="of:=COM.MICROSOFT.STDEV.S([.D8];[.D21];[.D34];[.D47];[.D60];[.D73];[.D86];[.D99];[.D112];[.D125])" office:value-type="float" office:value="0.118888369676956" calcext:value-type="float">
            <text:p>0.12</text:p>
          </table:table-cell>
          <table:table-cell table:style-name="ce5" table:formula="of:=COM.MICROSOFT.STDEV.S([.E8];[.E21];[.E34];[.E47];[.E60];[.E73];[.E86];[.E99];[.E112];[.E125])" office:value-type="float" office:value="1.88856206322871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[.H140]/[.$O$143]*100" office:value-type="float" office:value="0" calcext:value-type="float">
            <text:p>0.0</text:p>
          </table:table-cell>
          <table:table-cell table:style-name="ce7" table:formula="of:=[.I140]/[.$O$143]*100" office:value-type="float" office:value="0" calcext:value-type="float">
            <text:p>0.0</text:p>
          </table:table-cell>
          <table:table-cell table:style-name="ce7" table:formula="of:=[.J140]/[.$O$143]*100" office:value-type="float" office:value="0.347484514277081" calcext:value-type="float">
            <text:p>0.3</text:p>
          </table:table-cell>
          <table:table-cell table:style-name="ce7" table:formula="of:=[.K140]/[.$O$143]*100" office:value-type="float" office:value="0" calcext:value-type="float">
            <text:p>0.0</text:p>
          </table:table-cell>
          <table:table-cell table:style-name="ce7" table:formula="of:=[.L140]/[.$O$143]*100" office:value-type="float" office:value="0.0906481341592386" calcext:value-type="float">
            <text:p>0.1</text:p>
          </table:table-cell>
          <table:table-cell table:style-name="ce7" table:formula="of:=[.M140]/[.$O$143]*100" office:value-type="float" office:value="0.0453240670796193" calcext:value-type="float">
            <text:p>0.0</text:p>
          </table:table-cell>
          <table:table-cell table:style-name="ce7" table:formula="of:=[.N140]/[.$O$143]*100" office:value-type="float" office:value="0.558996827315304" calcext:value-type="float">
            <text:p>0.6</text:p>
          </table:table-cell>
          <table:table-cell table:style-name="ce7" table:formula="of:=[.O140]/[.$O$143]*100" office:value-type="float" office:value="0.0604320894394924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COM.MICROSOFT.STDEV.S([.B9];[.B22];[.B35];[.B48];[.B61];[.B74];[.B87];[.B100];[.B113];[.B126])" office:value-type="float" office:value="0.163465932570402" calcext:value-type="float">
            <text:p>0.16</text:p>
          </table:table-cell>
          <table:table-cell table:style-name="ce3" table:formula="of:=COM.MICROSOFT.STDEV.S([.C9];[.C22];[.C35];[.C48];[.C61];[.C74];[.C87];[.C100];[.C113];[.C126])" office:value-type="float" office:value="0.118044247824468" calcext:value-type="float">
            <text:p>0.12</text:p>
          </table:table-cell>
          <table:table-cell table:style-name="ce3" table:formula="of:=COM.MICROSOFT.STDEV.S([.D9];[.D22];[.D35];[.D48];[.D61];[.D74];[.D87];[.D100];[.D113];[.D126])" office:value-type="float" office:value="0.119837853414984" calcext:value-type="float">
            <text:p>0.12</text:p>
          </table:table-cell>
          <table:table-cell table:style-name="ce5" table:formula="of:=COM.MICROSOFT.STDEV.S([.E9];[.E22];[.E35];[.E48];[.E61];[.E74];[.E87];[.E100];[.E113];[.E126])" office:value-type="float" office:value="2.36643191323985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table:formula="of:=[.H141]/[.$O$143]*100" office:value-type="float" office:value="0" calcext:value-type="float">
            <text:p>0.0</text:p>
          </table:table-cell>
          <table:table-cell table:style-name="ce7" table:formula="of:=[.I141]/[.$O$143]*100" office:value-type="float" office:value="0.0302160447197462" calcext:value-type="float">
            <text:p>0.0</text:p>
          </table:table-cell>
          <table:table-cell table:style-name="ce7" table:formula="of:=[.J141]/[.$O$143]*100" office:value-type="float" office:value="0.0755401117993655" calcext:value-type="float">
            <text:p>0.1</text:p>
          </table:table-cell>
          <table:table-cell table:style-name="ce7" table:formula="of:=[.K141]/[.$O$143]*100" office:value-type="float" office:value="0.0453240670796193" calcext:value-type="float">
            <text:p>0.0</text:p>
          </table:table-cell>
          <table:table-cell table:style-name="ce7" table:formula="of:=[.L141]/[.$O$143]*100" office:value-type="float" office:value="0.226620335398096" calcext:value-type="float">
            <text:p>0.2</text:p>
          </table:table-cell>
          <table:table-cell table:style-name="ce7" table:formula="of:=[.M141]/[.$O$143]*100" office:value-type="float" office:value="1.05756156519112" calcext:value-type="float">
            <text:p>1.1</text:p>
          </table:table-cell>
          <table:table-cell table:style-name="ce7" table:formula="of:=[.N141]/[.$O$143]*100" office:value-type="float" office:value="0.135972201238858" calcext:value-type="float">
            <text:p>0.1</text:p>
          </table:table-cell>
          <table:table-cell table:style-name="ce7" table:formula="of:=[.O141]/[.$O$143]*100" office:value-type="float" office:value="0.483456715515939" calcext:value-type="float">
            <text:p>0.5</text:p>
          </table:table-cell>
        </table:table-row>
        <table:table-row table:style-name="ro1">
          <table:table-cell/>
          <table:table-cell table:style-name="ce3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3" table:number-columns-repeated="2"/>
          <table:table-cell table:style-name="ce3" table:formula="of:=COM.MICROSOFT.STDEV.S([.D11];[.D24];[.D37];[.D50];[.D63];[.D76];[.D89];[.D102];[.D115];[.D128])" office:value-type="float" office:value="0.00966091783079293" calcext:value-type="float">
            <text:p>0.01</text:p>
          </table:table-cell>
          <table:table-cell table:style-name="ce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I (Wilson score interval)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4]*(1-[.B134])/[.$F$160])" office:value-type="float" office:value="0.0517797533515067" calcext:value-type="float">
            <text:p>0.05</text:p>
          </table:table-cell>
          <table:table-cell table:style-name="ce3" table:formula="of:=2*SQRT([.C134]*(1-[.C134])/[.$F$160])" office:value-type="float" office:value="0.0463095176888233" calcext:value-type="float">
            <text:p>0.05</text:p>
          </table:table-cell>
          <table:table-cell table:style-name="ce3" table:formula="of:=2*SQRT([.D134]*(1-[.D134])/[.$F$160])" office:value-type="float" office:value="0.0502857142857143" calcext:value-type="float">
            <text:p>0.05</text:p>
          </table:table-cell>
          <table:table-cell/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5]*(1-[.B135])/[.$F$161])" office:value-type="float" office:value="0.161482025143495" calcext:value-type="float">
            <text:p>0.16</text:p>
          </table:table-cell>
          <table:table-cell table:style-name="ce3" table:formula="of:=2*SQRT([.C135]*(1-[.C135])/[.$F$161])" office:value-type="float" office:value="0.191324428751367" calcext:value-type="float">
            <text:p>0.19</text:p>
          </table:table-cell>
          <table:table-cell table:style-name="ce3" table:formula="of:=2*SQRT([.D135]*(1-[.D135])/[.$F$161])" office:value-type="float" office:value="0.187013962639751" calcext:value-type="float">
            <text:p>0.19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6]*(1-[.B136])/[.$F$162])" office:value-type="float" office:value="0.0577429121402707" calcext:value-type="float">
            <text:p>0.06</text:p>
          </table:table-cell>
          <table:table-cell table:style-name="ce3" table:formula="of:=2*SQRT([.C136]*(1-[.C136])/[.$F$162])" office:value-type="float" office:value="0.0517555228583526" calcext:value-type="float">
            <text:p>0.05</text:p>
          </table:table-cell>
          <table:table-cell table:style-name="ce3" table:formula="of:=2*SQRT([.D136]*(1-[.D136])/[.$F$162])" office:value-type="float" office:value="0.0552891879931609" calcext:value-type="float">
            <text:p>0.06</text:p>
          </table:table-cell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7]*(1-[.B137])/[.$F$163])" office:value-type="float" office:value="0.0605853797156882" calcext:value-type="float">
            <text:p>0.06</text:p>
          </table:table-cell>
          <table:table-cell table:style-name="ce3" table:formula="of:=2*SQRT([.C137]*(1-[.C137])/[.$F$163])" office:value-type="float" office:value="0.0713356156031189" calcext:value-type="float">
            <text:p>0.07</text:p>
          </table:table-cell>
          <table:table-cell table:style-name="ce3" table:formula="of:=2*SQRT([.D137]*(1-[.D137])/[.$F$163])" office:value-type="float" office:value="0.0679955959567877" calcext:value-type="float">
            <text:p>0.07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8]*(1-[.B138])/[.$F$164])" office:value-type="float" office:value="0.0656844087926622" calcext:value-type="float">
            <text:p>0.07</text:p>
          </table:table-cell>
          <table:table-cell table:style-name="ce3" table:formula="of:=2*SQRT([.C138]*(1-[.C138])/[.$F$164])" office:value-type="float" office:value="0.0656685894196277" calcext:value-type="float">
            <text:p>0.07</text:p>
          </table:table-cell>
          <table:table-cell table:style-name="ce3" table:formula="of:=2*SQRT([.D138]*(1-[.D138])/[.$F$164])" office:value-type="float" office:value="0.0657904320732198" calcext:value-type="float">
            <text:p>0.07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1.96*SQRT([.B139]*(1-[.B139])/[.$F$165])" office:value-type="float" office:value="0.0136511822482228" calcext:value-type="float">
            <text:p>0.01</text:p>
          </table:table-cell>
          <table:table-cell table:style-name="ce3" table:formula="of:=1.96*SQRT([.C139]*(1-[.C139])/[.$F$165])" office:value-type="float" office:value="0.00819296839874265" calcext:value-type="float">
            <text:p>0.01</text:p>
          </table:table-cell>
          <table:table-cell table:style-name="ce3" table:formula="of:=1.96*SQRT([.D139]*(1-[.D139])/[.$F$165])" office:value-type="float" office:value="0.0114370961550029" calcext:value-type="float">
            <text:p>0.01</text:p>
          </table:table-cell>
          <table:table-cell/>
          <table:table-cell office:value-type="float" office:value="1395" calcext:value-type="float">
            <text:p>13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40]*(1-[.B140])/[.$F$166])" office:value-type="float" office:value="0.19474598840541" calcext:value-type="float">
            <text:p>0.19</text:p>
          </table:table-cell>
          <table:table-cell table:style-name="ce3" table:formula="of:=2*SQRT([.C140]*(1-[.C140])/[.$F$166])" office:value-type="float" office:value="0.196114566202827" calcext:value-type="float">
            <text:p>0.20</text:p>
          </table:table-cell>
          <table:table-cell table:style-name="ce3" table:formula="of:=2*SQRT([.D140]*(1-[.D140])/[.$F$166])" office:value-type="float" office:value="0.196049836678173" calcext:value-type="float">
            <text:p>0.20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41]*(1-[.B141])/[.$F$167])" office:value-type="float" office:value="0.142856857142571" calcext:value-type="float">
            <text:p>0.14</text:p>
          </table:table-cell>
          <table:table-cell table:style-name="ce3" table:formula="of:=2*SQRT([.C141]*(1-[.C141])/[.$F$167])" office:value-type="float" office:value="0.12420884322259" calcext:value-type="float">
            <text:p>0.12</text:p>
          </table:table-cell>
          <table:table-cell table:style-name="ce3" table:formula="of:=2*SQRT([.D141]*(1-[.D141])/[.$F$167])" office:value-type="float" office:value="0.133821385679966" calcext:value-type="float">
            <text:p>0.13</text:p>
          </table:table-cell>
          <table:table-cell/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3" table:formula="of:=1.96*SQRT([.D143]*(1-[.D143])/[.$F$169])" office:value-type="float" office:value="0.015128415958446" calcext:value-type="float">
            <text:p>0.02</text:p>
          </table:table-cell>
          <table:table-cell/>
          <table:table-cell office:value-type="float" office:value="2210" calcext:value-type="float">
            <text:p>2210</text:p>
          </table:table-cell>
          <table:table-cell table:style-name="Default"/>
          <table:table-cell table:number-columns-repeated="8"/>
        </table:table-row>
      </table:table>
      <table:table table:name="2020" table:style-name="ta1">
        <table:table-column table:style-name="co5" table:default-cell-style-name="ce1"/>
        <table:table-column table:style-name="co5" table:number-columns-repeated="5" table:default-cell-style-name="Default"/>
        <table:table-column table:style-name="co5" table:default-cell-style-name="ce6"/>
        <table:table-column table:style-name="co8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number-columns-repeated="5"/>
          <table:table-cell table:style-name="Default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AVERAGE([.B2];[.B15];[.B28];[.B41];[.B54];[.B67];[.B80];[.B93];[.B106];[.B119])" office:value-type="float" office:value="0.954" calcext:value-type="float">
            <text:p>0.95</text:p>
          </table:table-cell>
          <table:table-cell table:style-name="ce2" table:formula="of:=AVERAGE([.C2];[.C15];[.C28];[.C41];[.C54];[.C67];[.C80];[.C93];[.C106];[.C119])" office:value-type="float" office:value="0.925" calcext:value-type="float">
            <text:p>0.93</text:p>
          </table:table-cell>
          <table:table-cell table:style-name="ce2" table:formula="of:=AVERAGE([.D2];[.D15];[.D28];[.D41];[.D54];[.D67];[.D80];[.D93];[.D106];[.D119])" office:value-type="float" office:value="0.937" calcext:value-type="float">
            <text:p>0.94</text:p>
          </table:table-cell>
          <table:table-cell table:style-name="ce4" table:formula="of:=AVERAGE([.E2];[.E15];[.E28];[.E41];[.E54];[.E67];[.E80];[.E93];[.E106];[.E119])" office:value-type="float" office:value="22.8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]+[.H15]+[.H28]+[.H41]+[.H54]+[.H67]+[.H80]+[.H93]+[.H106]+[.H119]" office:value-type="float" office:value="163" calcext:value-type="float">
            <text:p>163</text:p>
          </table:table-cell>
          <table:table-cell table:formula="of:=[.I2]+[.I15]+[.I28]+[.I41]+[.I54]+[.I67]+[.I80]+[.I93]+[.I106]+[.I119]" office:value-type="float" office:value="2" calcext:value-type="float">
            <text:p>2</text:p>
          </table:table-cell>
          <table:table-cell table:formula="of:=[.J2]+[.J15]+[.J28]+[.J41]+[.J54]+[.J67]+[.J80]+[.J93]+[.J106]+[.J119]" office:value-type="float" office:value="8" calcext:value-type="float">
            <text:p>8</text:p>
          </table:table-cell>
          <table:table-cell table:formula="of:=[.K2]+[.K15]+[.K28]+[.K41]+[.K54]+[.K67]+[.K80]+[.K93]+[.K106]+[.K119]" office:value-type="float" office:value="4" calcext:value-type="float">
            <text:p>4</text:p>
          </table:table-cell>
          <table:table-cell table:formula="of:=[.L2]+[.L15]+[.L28]+[.L41]+[.L54]+[.L67]+[.L80]+[.L93]+[.L106]+[.L119]" office:value-type="float" office:value="0" calcext:value-type="float">
            <text:p>0</text:p>
          </table:table-cell>
          <table:table-cell table:formula="of:=[.M2]+[.M15]+[.M28]+[.M41]+[.M54]+[.M67]+[.M80]+[.M93]+[.M106]+[.M119]" office:value-type="float" office:value="0" calcext:value-type="float">
            <text:p>0</text:p>
          </table:table-cell>
          <table:table-cell table:formula="of:=[.N2]+[.N15]+[.N28]+[.N41]+[.N54]+[.N67]+[.N80]+[.N93]+[.N106]+[.N119]" office:value-type="float" office:value="0" calcext:value-type="float">
            <text:p>0</text:p>
          </table:table-cell>
          <table:table-cell table:formula="of:=[.O2]+[.O15]+[.O28]+[.O41]+[.O54]+[.O67]+[.O80]+[.O93]+[.O106]+[.O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AVERAGE([.B3];[.B16];[.B29];[.B42];[.B55];[.B68];[.B81];[.B94];[.B107];[.B120])" office:value-type="float" office:value="0.836" calcext:value-type="float">
            <text:p>0.84</text:p>
          </table:table-cell>
          <table:table-cell table:style-name="ce2" table:formula="of:=AVERAGE([.C3];[.C16];[.C29];[.C42];[.C55];[.C68];[.C81];[.C94];[.C107];[.C120])" office:value-type="float" office:value="0.767" calcext:value-type="float">
            <text:p>0.77</text:p>
          </table:table-cell>
          <table:table-cell table:style-name="ce2" table:formula="of:=AVERAGE([.D3];[.D16];[.D29];[.D42];[.D55];[.D68];[.D81];[.D94];[.D107];[.D120])" office:value-type="float" office:value="0.788" calcext:value-type="float">
            <text:p>0.79</text:p>
          </table:table-cell>
          <table:table-cell table:style-name="ce4" table:formula="of:=AVERAGE([.E3];[.E16];[.E29];[.E42];[.E55];[.E68];[.E81];[.E94];[.E107];[.E120])" office:value-type="float" office:value="10.2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+[.H16]+[.H29]+[.H42]+[.H55]+[.H68]+[.H81]+[.H94]+[.H107]+[.H120]" office:value-type="float" office:value="0" calcext:value-type="float">
            <text:p>0</text:p>
          </table:table-cell>
          <table:table-cell table:formula="of:=[.I3]+[.I16]+[.I29]+[.I42]+[.I55]+[.I68]+[.I81]+[.I94]+[.I107]+[.I120]" office:value-type="float" office:value="79" calcext:value-type="float">
            <text:p>79</text:p>
          </table:table-cell>
          <table:table-cell table:formula="of:=[.J3]+[.J16]+[.J29]+[.J42]+[.J55]+[.J68]+[.J81]+[.J94]+[.J107]+[.J120]" office:value-type="float" office:value="14" calcext:value-type="float">
            <text:p>14</text:p>
          </table:table-cell>
          <table:table-cell table:formula="of:=[.K3]+[.K16]+[.K29]+[.K42]+[.K55]+[.K68]+[.K81]+[.K94]+[.K107]+[.K120]" office:value-type="float" office:value="0" calcext:value-type="float">
            <text:p>0</text:p>
          </table:table-cell>
          <table:table-cell table:formula="of:=[.L3]+[.L16]+[.L29]+[.L42]+[.L55]+[.L68]+[.L81]+[.L94]+[.L107]+[.L120]" office:value-type="float" office:value="4" calcext:value-type="float">
            <text:p>4</text:p>
          </table:table-cell>
          <table:table-cell table:formula="of:=[.M3]+[.M16]+[.M29]+[.M42]+[.M55]+[.M68]+[.M81]+[.M94]+[.M107]+[.M120]" office:value-type="float" office:value="0" calcext:value-type="float">
            <text:p>0</text:p>
          </table:table-cell>
          <table:table-cell table:formula="of:=[.N3]+[.N16]+[.N29]+[.N42]+[.N55]+[.N68]+[.N81]+[.N94]+[.N107]+[.N120]" office:value-type="float" office:value="3" calcext:value-type="float">
            <text:p>3</text:p>
          </table:table-cell>
          <table:table-cell table:formula="of:=[.O3]+[.O16]+[.O29]+[.O42]+[.O55]+[.O68]+[.O81]+[.O94]+[.O107]+[.O1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AVERAGE([.B4];[.B17];[.B30];[.B43];[.B56];[.B69];[.B82];[.B95];[.B108];[.B121])" office:value-type="float" office:value="0.67" calcext:value-type="float">
            <text:p>0.67</text:p>
          </table:table-cell>
          <table:table-cell table:style-name="ce2" table:formula="of:=AVERAGE([.C4];[.C17];[.C30];[.C43];[.C56];[.C69];[.C82];[.C95];[.C108];[.C121])" office:value-type="float" office:value="0.765" calcext:value-type="float">
            <text:p>0.77</text:p>
          </table:table-cell>
          <table:table-cell table:style-name="ce2" table:formula="of:=AVERAGE([.D4];[.D17];[.D30];[.D43];[.D56];[.D69];[.D82];[.D95];[.D108];[.D121])" office:value-type="float" office:value="0.71" calcext:value-type="float">
            <text:p>0.71</text:p>
          </table:table-cell>
          <table:table-cell table:style-name="ce4" table:formula="of:=AVERAGE([.E4];[.E17];[.E30];[.E43];[.E56];[.E69];[.E82];[.E95];[.E108];[.E121])" office:value-type="float" office:value="68.3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4]+[.H17]+[.H30]+[.H43]+[.H56]+[.H69]+[.H82]+[.H95]+[.H108]+[.H121]" office:value-type="float" office:value="0" calcext:value-type="float">
            <text:p>0</text:p>
          </table:table-cell>
          <table:table-cell table:formula="of:=[.I4]+[.I17]+[.I30]+[.I43]+[.I56]+[.I69]+[.I82]+[.I95]+[.I108]+[.I121]" office:value-type="float" office:value="6" calcext:value-type="float">
            <text:p>6</text:p>
          </table:table-cell>
          <table:table-cell table:formula="of:=[.J4]+[.J17]+[.J30]+[.J43]+[.J56]+[.J69]+[.J82]+[.J95]+[.J108]+[.J121]" office:value-type="float" office:value="521" calcext:value-type="float">
            <text:p>521</text:p>
          </table:table-cell>
          <table:table-cell table:formula="of:=[.K4]+[.K17]+[.K30]+[.K43]+[.K56]+[.K69]+[.K82]+[.K95]+[.K108]+[.K121]" office:value-type="float" office:value="38" calcext:value-type="float">
            <text:p>38</text:p>
          </table:table-cell>
          <table:table-cell table:formula="of:=[.L4]+[.L17]+[.L30]+[.L43]+[.L56]+[.L69]+[.L82]+[.L95]+[.L108]+[.L121]" office:value-type="float" office:value="94" calcext:value-type="float">
            <text:p>94</text:p>
          </table:table-cell>
          <table:table-cell table:formula="of:=[.M4]+[.M17]+[.M30]+[.M43]+[.M56]+[.M69]+[.M82]+[.M95]+[.M108]+[.M121]" office:value-type="float" office:value="0" calcext:value-type="float">
            <text:p>0</text:p>
          </table:table-cell>
          <table:table-cell table:formula="of:=[.N4]+[.N17]+[.N30]+[.N43]+[.N56]+[.N69]+[.N82]+[.N95]+[.N108]+[.N121]" office:value-type="float" office:value="24" calcext:value-type="float">
            <text:p>24</text:p>
          </table:table-cell>
          <table:table-cell table:formula="of:=[.O4]+[.O17]+[.O30]+[.O43]+[.O56]+[.O69]+[.O82]+[.O95]+[.O108]+[.O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AVERAGE([.B5];[.B18];[.B31];[.B44];[.B57];[.B70];[.B83];[.B96];[.B109];[.B122])" office:value-type="float" office:value="0.682" calcext:value-type="float">
            <text:p>0.68</text:p>
          </table:table-cell>
          <table:table-cell table:style-name="ce2" table:formula="of:=AVERAGE([.C5];[.C18];[.C31];[.C44];[.C57];[.C70];[.C83];[.C96];[.C109];[.C122])" office:value-type="float" office:value="0.627" calcext:value-type="float">
            <text:p>0.63</text:p>
          </table:table-cell>
          <table:table-cell table:style-name="ce2" table:formula="of:=AVERAGE([.D5];[.D18];[.D31];[.D44];[.D57];[.D70];[.D83];[.D96];[.D109];[.D122])" office:value-type="float" office:value="0.65" calcext:value-type="float">
            <text:p>0.65</text:p>
          </table:table-cell>
          <table:table-cell table:style-name="ce4" table:formula="of:=AVERAGE([.E5];[.E18];[.E31];[.E44];[.E57];[.E70];[.E83];[.E96];[.E109];[.E122])" office:value-type="float" office:value="54.9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]+[.H18]+[.H31]+[.H44]+[.H57]+[.H70]+[.H83]+[.H96]+[.H109]+[.H122]" office:value-type="float" office:value="8" calcext:value-type="float">
            <text:p>8</text:p>
          </table:table-cell>
          <table:table-cell table:formula="of:=[.I5]+[.I18]+[.I31]+[.I44]+[.I57]+[.I70]+[.I83]+[.I96]+[.I109]+[.I122]" office:value-type="float" office:value="0" calcext:value-type="float">
            <text:p>0</text:p>
          </table:table-cell>
          <table:table-cell table:formula="of:=[.J5]+[.J18]+[.J31]+[.J44]+[.J57]+[.J70]+[.J83]+[.J96]+[.J109]+[.J122]" office:value-type="float" office:value="52" calcext:value-type="float">
            <text:p>52</text:p>
          </table:table-cell>
          <table:table-cell table:formula="of:=[.K5]+[.K18]+[.K31]+[.K44]+[.K57]+[.K70]+[.K83]+[.K96]+[.K109]+[.K122]" office:value-type="float" office:value="343" calcext:value-type="float">
            <text:p>343</text:p>
          </table:table-cell>
          <table:table-cell table:formula="of:=[.L5]+[.L18]+[.L31]+[.L44]+[.L57]+[.L70]+[.L83]+[.L96]+[.L109]+[.L122]" office:value-type="float" office:value="59" calcext:value-type="float">
            <text:p>59</text:p>
          </table:table-cell>
          <table:table-cell table:formula="of:=[.M5]+[.M18]+[.M31]+[.M44]+[.M57]+[.M70]+[.M83]+[.M96]+[.M109]+[.M122]" office:value-type="float" office:value="77" calcext:value-type="float">
            <text:p>77</text:p>
          </table:table-cell>
          <table:table-cell table:formula="of:=[.N5]+[.N18]+[.N31]+[.N44]+[.N57]+[.N70]+[.N83]+[.N96]+[.N109]+[.N122]" office:value-type="float" office:value="9" calcext:value-type="float">
            <text:p>9</text:p>
          </table:table-cell>
          <table:table-cell table:formula="of:=[.O5]+[.O18]+[.O31]+[.O44]+[.O57]+[.O70]+[.O83]+[.O96]+[.O109]+[.O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AVERAGE([.B6];[.B19];[.B32];[.B45];[.B58];[.B71];[.B84];[.B97];[.B110];[.B123])" office:value-type="float" office:value="0.511" calcext:value-type="float">
            <text:p>0.51</text:p>
          </table:table-cell>
          <table:table-cell table:style-name="ce2" table:formula="of:=AVERAGE([.C6];[.C19];[.C32];[.C45];[.C58];[.C71];[.C84];[.C97];[.C110];[.C123])" office:value-type="float" office:value="0.432" calcext:value-type="float">
            <text:p>0.43</text:p>
          </table:table-cell>
          <table:table-cell table:style-name="ce2" table:formula="of:=AVERAGE([.D6];[.D19];[.D32];[.D45];[.D58];[.D71];[.D84];[.D97];[.D110];[.D123])" office:value-type="float" office:value="0.466" calcext:value-type="float">
            <text:p>0.47</text:p>
          </table:table-cell>
          <table:table-cell table:style-name="ce4" table:formula="of:=AVERAGE([.E6];[.E19];[.E32];[.E45];[.E58];[.E71];[.E84];[.E97];[.E110];[.E123])" office:value-type="float" office:value="62.1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+[.H19]+[.H32]+[.H45]+[.H58]+[.H71]+[.H84]+[.H97]+[.H110]+[.H123]" office:value-type="float" office:value="0" calcext:value-type="float">
            <text:p>0</text:p>
          </table:table-cell>
          <table:table-cell table:formula="of:=[.I6]+[.I19]+[.I32]+[.I45]+[.I58]+[.I71]+[.I84]+[.I97]+[.I110]+[.I123]" office:value-type="float" office:value="7" calcext:value-type="float">
            <text:p>7</text:p>
          </table:table-cell>
          <table:table-cell table:formula="of:=[.J6]+[.J19]+[.J32]+[.J45]+[.J58]+[.J71]+[.J84]+[.J97]+[.J110]+[.J123]" office:value-type="float" office:value="132" calcext:value-type="float">
            <text:p>132</text:p>
          </table:table-cell>
          <table:table-cell table:formula="of:=[.K6]+[.K19]+[.K32]+[.K45]+[.K58]+[.K71]+[.K84]+[.K97]+[.K110]+[.K123]" office:value-type="float" office:value="61" calcext:value-type="float">
            <text:p>61</text:p>
          </table:table-cell>
          <table:table-cell table:formula="of:=[.L6]+[.L19]+[.L32]+[.L45]+[.L58]+[.L71]+[.L84]+[.L97]+[.L110]+[.L123]" office:value-type="float" office:value="268" calcext:value-type="float">
            <text:p>268</text:p>
          </table:table-cell>
          <table:table-cell table:formula="of:=[.M6]+[.M19]+[.M32]+[.M45]+[.M58]+[.M71]+[.M84]+[.M97]+[.M110]+[.M123]" office:value-type="float" office:value="136" calcext:value-type="float">
            <text:p>136</text:p>
          </table:table-cell>
          <table:table-cell table:formula="of:=[.N6]+[.N19]+[.N32]+[.N45]+[.N58]+[.N71]+[.N84]+[.N97]+[.N110]+[.N123]" office:value-type="float" office:value="11" calcext:value-type="float">
            <text:p>11</text:p>
          </table:table-cell>
          <table:table-cell table:formula="of:=[.O6]+[.O19]+[.O32]+[.O45]+[.O58]+[.O71]+[.O84]+[.O97]+[.O110]+[.O1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AVERAGE([.B7];[.B20];[.B33];[.B46];[.B59];[.B72];[.B85];[.B98];[.B111];[.B124])" office:value-type="float" office:value="0.918" calcext:value-type="float">
            <text:p>0.92</text:p>
          </table:table-cell>
          <table:table-cell table:style-name="ce2" table:formula="of:=AVERAGE([.C7];[.C20];[.C33];[.C46];[.C59];[.C72];[.C85];[.C98];[.C111];[.C124])" office:value-type="float" office:value="0.964" calcext:value-type="float">
            <text:p>0.96</text:p>
          </table:table-cell>
          <table:table-cell table:style-name="ce2" table:formula="of:=AVERAGE([.D7];[.D20];[.D33];[.D46];[.D59];[.D72];[.D85];[.D98];[.D111];[.D124])" office:value-type="float" office:value="0.935" calcext:value-type="float">
            <text:p>0.94</text:p>
          </table:table-cell>
          <table:table-cell table:style-name="ce4" table:formula="of:=AVERAGE([.E7];[.E20];[.E33];[.E46];[.E59];[.E72];[.E85];[.E98];[.E111];[.E124])" office:value-type="float" office:value="380.9" calcext:value-type="float">
            <text:p>38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+[.H20]+[.H33]+[.H46]+[.H59]+[.H72]+[.H85]+[.H98]+[.H111]+[.H124]" office:value-type="float" office:value="0" calcext:value-type="float">
            <text:p>0</text:p>
          </table:table-cell>
          <table:table-cell table:formula="of:=[.I7]+[.I20]+[.I33]+[.I46]+[.I59]+[.I72]+[.I85]+[.I98]+[.I111]+[.I124]" office:value-type="float" office:value="0" calcext:value-type="float">
            <text:p>0</text:p>
          </table:table-cell>
          <table:table-cell table:formula="of:=[.J7]+[.J20]+[.J33]+[.J46]+[.J59]+[.J72]+[.J85]+[.J98]+[.J111]+[.J124]" office:value-type="float" office:value="5" calcext:value-type="float">
            <text:p>5</text:p>
          </table:table-cell>
          <table:table-cell table:formula="of:=[.K7]+[.K20]+[.K33]+[.K46]+[.K59]+[.K72]+[.K85]+[.K98]+[.K111]+[.K124]" office:value-type="float" office:value="42" calcext:value-type="float">
            <text:p>42</text:p>
          </table:table-cell>
          <table:table-cell table:formula="of:=[.L7]+[.L20]+[.L33]+[.L46]+[.L59]+[.L72]+[.L85]+[.L98]+[.L111]+[.L124]" office:value-type="float" office:value="45" calcext:value-type="float">
            <text:p>45</text:p>
          </table:table-cell>
          <table:table-cell table:formula="of:=[.M7]+[.M20]+[.M33]+[.M46]+[.M59]+[.M72]+[.M85]+[.M98]+[.M111]+[.M124]" office:value-type="float" office:value="3664" calcext:value-type="float">
            <text:p>3664</text:p>
          </table:table-cell>
          <table:table-cell table:formula="of:=[.N7]+[.N20]+[.N33]+[.N46]+[.N59]+[.N72]+[.N85]+[.N98]+[.N111]+[.N124]" office:value-type="float" office:value="45" calcext:value-type="float">
            <text:p>45</text:p>
          </table:table-cell>
          <table:table-cell table:formula="of:=[.O7]+[.O20]+[.O33]+[.O46]+[.O59]+[.O72]+[.O85]+[.O98]+[.O111]+[.O1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AVERAGE([.B8];[.B21];[.B34];[.B47];[.B60];[.B73];[.B86];[.B99];[.B112];[.B125])" office:value-type="float" office:value="0.804" calcext:value-type="float">
            <text:p>0.80</text:p>
          </table:table-cell>
          <table:table-cell table:style-name="ce2" table:formula="of:=AVERAGE([.C8];[.C21];[.C34];[.C47];[.C60];[.C73];[.C86];[.C99];[.C112];[.C125])" office:value-type="float" office:value="0.741" calcext:value-type="float">
            <text:p>0.74</text:p>
          </table:table-cell>
          <table:table-cell table:style-name="ce2" table:formula="of:=AVERAGE([.D8];[.D21];[.D34];[.D47];[.D60];[.D73];[.D86];[.D99];[.D112];[.D125])" office:value-type="float" office:value="0.767" calcext:value-type="float">
            <text:p>0.77</text:p>
          </table:table-cell>
          <table:table-cell table:style-name="ce4" table:formula="of:=AVERAGE([.E8];[.E21];[.E34];[.E47];[.E60];[.E73];[.E86];[.E99];[.E112];[.E125])" office:value-type="float" office:value="56.1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+[.H21]+[.H34]+[.H47]+[.H60]+[.H73]+[.H86]+[.H99]+[.H112]+[.H125]" office:value-type="float" office:value="0" calcext:value-type="float">
            <text:p>0</text:p>
          </table:table-cell>
          <table:table-cell table:formula="of:=[.I8]+[.I21]+[.I34]+[.I47]+[.I60]+[.I73]+[.I86]+[.I99]+[.I112]+[.I125]" office:value-type="float" office:value="2" calcext:value-type="float">
            <text:p>2</text:p>
          </table:table-cell>
          <table:table-cell table:formula="of:=[.J8]+[.J21]+[.J34]+[.J47]+[.J60]+[.J73]+[.J86]+[.J99]+[.J112]+[.J125]" office:value-type="float" office:value="45" calcext:value-type="float">
            <text:p>45</text:p>
          </table:table-cell>
          <table:table-cell table:formula="of:=[.K8]+[.K21]+[.K34]+[.K47]+[.K60]+[.K73]+[.K86]+[.K99]+[.K112]+[.K125]" office:value-type="float" office:value="14" calcext:value-type="float">
            <text:p>14</text:p>
          </table:table-cell>
          <table:table-cell table:formula="of:=[.L8]+[.L21]+[.L34]+[.L47]+[.L60]+[.L73]+[.L86]+[.L99]+[.L112]+[.L125]" office:value-type="float" office:value="28" calcext:value-type="float">
            <text:p>28</text:p>
          </table:table-cell>
          <table:table-cell table:formula="of:=[.M8]+[.M21]+[.M34]+[.M47]+[.M60]+[.M73]+[.M86]+[.M99]+[.M112]+[.M125]" office:value-type="float" office:value="51" calcext:value-type="float">
            <text:p>51</text:p>
          </table:table-cell>
          <table:table-cell table:formula="of:=[.N8]+[.N21]+[.N34]+[.N47]+[.N60]+[.N73]+[.N86]+[.N99]+[.N112]+[.N125]" office:value-type="float" office:value="416" calcext:value-type="float">
            <text:p>416</text:p>
          </table:table-cell>
          <table:table-cell table:formula="of:=[.O8]+[.O21]+[.O34]+[.O47]+[.O60]+[.O73]+[.O86]+[.O99]+[.O112]+[.O12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AVERAGE([.B9];[.B22];[.B35];[.B48];[.B61];[.B74];[.B87];[.B100];[.B113];[.B126])" office:value-type="float" office:value="0.452" calcext:value-type="float">
            <text:p>0.45</text:p>
          </table:table-cell>
          <table:table-cell table:style-name="ce2" table:formula="of:=AVERAGE([.C9];[.C22];[.C35];[.C48];[.C61];[.C74];[.C87];[.C100];[.C113];[.C126])" office:value-type="float" office:value="0.194" calcext:value-type="float">
            <text:p>0.19</text:p>
          </table:table-cell>
          <table:table-cell table:style-name="ce2" table:formula="of:=AVERAGE([.D9];[.D22];[.D35];[.D48];[.D61];[.D74];[.D87];[.D100];[.D113];[.D126])" office:value-type="float" office:value="0.253" calcext:value-type="float">
            <text:p>0.25</text:p>
          </table:table-cell>
          <table:table-cell table:style-name="ce4" table:formula="of:=AVERAGE([.E9];[.E22];[.E35];[.E48];[.E61];[.E74];[.E87];[.E100];[.E113];[.E126])" office:value-type="float" office:value="12.8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9]+[.H22]+[.H35]+[.H48]+[.H61]+[.H74]+[.H87]+[.H100]+[.H113]+[.H126]" office:value-type="float" office:value="0" calcext:value-type="float">
            <text:p>0</text:p>
          </table:table-cell>
          <table:table-cell table:formula="of:=[.I9]+[.I22]+[.I35]+[.I48]+[.I61]+[.I74]+[.I87]+[.I100]+[.I113]+[.I126]" office:value-type="float" office:value="0" calcext:value-type="float">
            <text:p>0</text:p>
          </table:table-cell>
          <table:table-cell table:formula="of:=[.J9]+[.J22]+[.J35]+[.J48]+[.J61]+[.J74]+[.J87]+[.J100]+[.J113]+[.J126]" office:value-type="float" office:value="8" calcext:value-type="float">
            <text:p>8</text:p>
          </table:table-cell>
          <table:table-cell table:formula="of:=[.K9]+[.K22]+[.K35]+[.K48]+[.K61]+[.K74]+[.K87]+[.K100]+[.K113]+[.K126]" office:value-type="float" office:value="0" calcext:value-type="float">
            <text:p>0</text:p>
          </table:table-cell>
          <table:table-cell table:formula="of:=[.L9]+[.L22]+[.L35]+[.L48]+[.L61]+[.L74]+[.L87]+[.L100]+[.L113]+[.L126]" office:value-type="float" office:value="26" calcext:value-type="float">
            <text:p>26</text:p>
          </table:table-cell>
          <table:table-cell table:formula="of:=[.M9]+[.M22]+[.M35]+[.M48]+[.M61]+[.M74]+[.M87]+[.M100]+[.M113]+[.M126]" office:value-type="float" office:value="61" calcext:value-type="float">
            <text:p>61</text:p>
          </table:table-cell>
          <table:table-cell table:formula="of:=[.N9]+[.N22]+[.N35]+[.N48]+[.N61]+[.N74]+[.N87]+[.N100]+[.N113]+[.N126]" office:value-type="float" office:value="11" calcext:value-type="float">
            <text:p>11</text:p>
          </table:table-cell>
          <table:table-cell table:formula="of:=[.O9]+[.O22]+[.O35]+[.O48]+[.O61]+[.O74]+[.O87]+[.O100]+[.O113]+[.O126]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table:number-columns-repeated="2"/>
          <table:table-cell table:style-name="ce2" table:formula="of:=AVERAGE([.D11];[.D24];[.D37];[.D50];[.D63];[.D76];[.D89];[.D102];[.D115];[.D128])" office:value-type="float" office:value="0.825" calcext:value-type="float">
            <text:p>0.83</text:p>
          </table:table-cell>
          <table:table-cell table:style-name="ce2"/>
          <table:table-cell/>
          <table:table-cell table:style-name="Default"/>
          <table:table-cell table:number-columns-repeated="7"/>
          <table:table-cell table:formula="of:=SUM([.H134:.O141])" office:value-type="float" office:value="6630" calcext:value-type="float">
            <text:p>6630</text:p>
          </table:table-cell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number-columns-repeated="5"/>
          <table:table-cell table:style-name="Default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tri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COM.MICROSOFT.STDEV.S([.B2];[.B15];[.B28];[.B41];[.B54];[.B67];[.B80];[.B93];[.B106];[.B119])" office:value-type="float" office:value="0.042478752858864" calcext:value-type="float">
            <text:p>0.04</text:p>
          </table:table-cell>
          <table:table-cell table:style-name="ce3" table:formula="of:=COM.MICROSOFT.STDEV.S([.C2];[.C15];[.C28];[.C41];[.C54];[.C67];[.C80];[.C93];[.C106];[.C119])" office:value-type="float" office:value="0.051478150704935" calcext:value-type="float">
            <text:p>0.05</text:p>
          </table:table-cell>
          <table:table-cell table:style-name="ce3" table:formula="of:=COM.MICROSOFT.STDEV.S([.D2];[.D15];[.D28];[.D41];[.D54];[.D67];[.D80];[.D93];[.D106];[.D119])" office:value-type="float" office:value="0.0319895816373602" calcext:value-type="float">
            <text:p>0.03</text:p>
          </table:table-cell>
          <table:table-cell table:style-name="ce5" table:formula="of:=COM.MICROSOFT.STDEV.S([.E2];[.E15];[.E28];[.E41];[.E54];[.E67];[.E80];[.E93];[.E106];[.E119])" office:value-type="float" office:value="17.9183332558212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table:formula="of:=[.H134]/[.$O$143]*100" office:value-type="float" office:value="2.45852187028658" calcext:value-type="float">
            <text:p>2.5</text:p>
          </table:table-cell>
          <table:table-cell table:style-name="ce7" table:formula="of:=[.I134]/[.$O$143]*100" office:value-type="float" office:value="0.0301659125188537" calcext:value-type="float">
            <text:p>0.0</text:p>
          </table:table-cell>
          <table:table-cell table:style-name="ce7" table:formula="of:=[.J134]/[.$O$143]*100" office:value-type="float" office:value="0.120663650075415" calcext:value-type="float">
            <text:p>0.1</text:p>
          </table:table-cell>
          <table:table-cell table:style-name="ce7" table:formula="of:=[.K134]/[.$O$143]*100" office:value-type="float" office:value="0.0603318250377074" calcext:value-type="float">
            <text:p>0.1</text:p>
          </table:table-cell>
          <table:table-cell table:style-name="ce7" table:formula="of:=[.L134]/[.$O$143]*100" office:value-type="float" office:value="0" calcext:value-type="float">
            <text:p>0.0</text:p>
          </table:table-cell>
          <table:table-cell table:style-name="ce7" table:formula="of:=[.M134]/[.$O$143]*100" office:value-type="float" office:value="0" calcext:value-type="float">
            <text:p>0.0</text:p>
          </table:table-cell>
          <table:table-cell table:style-name="ce7" table:formula="of:=[.N134]/[.$O$143]*100" office:value-type="float" office:value="0" calcext:value-type="float">
            <text:p>0.0</text:p>
          </table:table-cell>
          <table:table-cell table:style-name="ce7" table:formula="of:=[.O134]/[.$O$143]*1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COM.MICROSOFT.STDEV.S([.B3];[.B16];[.B29];[.B42];[.B55];[.B68];[.B81];[.B94];[.B107];[.B120])" office:value-type="float" office:value="0.157987341265052" calcext:value-type="float">
            <text:p>0.16</text:p>
          </table:table-cell>
          <table:table-cell table:style-name="ce3" table:formula="of:=COM.MICROSOFT.STDEV.S([.C3];[.C16];[.C29];[.C42];[.C55];[.C68];[.C81];[.C94];[.C107];[.C120])" office:value-type="float" office:value="0.126319700231859" calcext:value-type="float">
            <text:p>0.13</text:p>
          </table:table-cell>
          <table:table-cell table:style-name="ce3" table:formula="of:=COM.MICROSOFT.STDEV.S([.D3];[.D16];[.D29];[.D42];[.D55];[.D68];[.D81];[.D94];[.D107];[.D120])" office:value-type="float" office:value="0.10633281086601" calcext:value-type="float">
            <text:p>0.11</text:p>
          </table:table-cell>
          <table:table-cell table:style-name="ce5" table:formula="of:=COM.MICROSOFT.STDEV.S([.E3];[.E16];[.E29];[.E42];[.E55];[.E68];[.E81];[.E94];[.E107];[.E120])" office:value-type="float" office:value="2.7406406388126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[.H135]/[.$O$143]*100" office:value-type="float" office:value="0" calcext:value-type="float">
            <text:p>0.0</text:p>
          </table:table-cell>
          <table:table-cell table:style-name="ce7" table:formula="of:=[.I135]/[.$O$143]*100" office:value-type="float" office:value="1.19155354449472" calcext:value-type="float">
            <text:p>1.2</text:p>
          </table:table-cell>
          <table:table-cell table:style-name="ce7" table:formula="of:=[.J135]/[.$O$143]*100" office:value-type="float" office:value="0.211161387631976" calcext:value-type="float">
            <text:p>0.2</text:p>
          </table:table-cell>
          <table:table-cell table:style-name="ce7" table:formula="of:=[.K135]/[.$O$143]*100" office:value-type="float" office:value="0" calcext:value-type="float">
            <text:p>0.0</text:p>
          </table:table-cell>
          <table:table-cell table:style-name="ce7" table:formula="of:=[.L135]/[.$O$143]*100" office:value-type="float" office:value="0.0603318250377074" calcext:value-type="float">
            <text:p>0.1</text:p>
          </table:table-cell>
          <table:table-cell table:style-name="ce7" table:formula="of:=[.M135]/[.$O$143]*100" office:value-type="float" office:value="0" calcext:value-type="float">
            <text:p>0.0</text:p>
          </table:table-cell>
          <table:table-cell table:style-name="ce7" table:formula="of:=[.N135]/[.$O$143]*100" office:value-type="float" office:value="0.0452488687782805" calcext:value-type="float">
            <text:p>0.0</text:p>
          </table:table-cell>
          <table:table-cell table:style-name="ce7" table:formula="of:=[.O135]/[.$O$143]*100" office:value-type="float" office:value="0.0301659125188537" calcext:value-type="float">
            <text:p>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COM.MICROSOFT.STDEV.S([.B4];[.B17];[.B30];[.B43];[.B56];[.B69];[.B82];[.B95];[.B108];[.B121])" office:value-type="float" office:value="0.0644635986860457" calcext:value-type="float">
            <text:p>0.06</text:p>
          </table:table-cell>
          <table:table-cell table:style-name="ce3" table:formula="of:=COM.MICROSOFT.STDEV.S([.C4];[.C17];[.C30];[.C43];[.C56];[.C69];[.C82];[.C95];[.C108];[.C121])" office:value-type="float" office:value="0.0510446427703785" calcext:value-type="float">
            <text:p>0.05</text:p>
          </table:table-cell>
          <table:table-cell table:style-name="ce3" table:formula="of:=COM.MICROSOFT.STDEV.S([.D4];[.D17];[.D30];[.D43];[.D56];[.D69];[.D82];[.D95];[.D108];[.D121])" office:value-type="float" office:value="0.0408248290463863" calcext:value-type="float">
            <text:p>0.04</text:p>
          </table:table-cell>
          <table:table-cell table:style-name="ce5" table:formula="of:=COM.MICROSOFT.STDEV.S([.E4];[.E17];[.E30];[.E43];[.E56];[.E69];[.E82];[.E95];[.E108];[.E121])" office:value-type="float" office:value="6.49871782225797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table:formula="of:=[.H136]/[.$O$143]*100" office:value-type="float" office:value="0" calcext:value-type="float">
            <text:p>0.0</text:p>
          </table:table-cell>
          <table:table-cell table:style-name="ce7" table:formula="of:=[.I136]/[.$O$143]*100" office:value-type="float" office:value="0.0904977375565611" calcext:value-type="float">
            <text:p>0.1</text:p>
          </table:table-cell>
          <table:table-cell table:style-name="ce7" table:formula="of:=[.J136]/[.$O$143]*100" office:value-type="float" office:value="7.85822021116139" calcext:value-type="float">
            <text:p>7.9</text:p>
          </table:table-cell>
          <table:table-cell table:style-name="ce7" table:formula="of:=[.K136]/[.$O$143]*100" office:value-type="float" office:value="0.57315233785822" calcext:value-type="float">
            <text:p>0.6</text:p>
          </table:table-cell>
          <table:table-cell table:style-name="ce7" table:formula="of:=[.L136]/[.$O$143]*100" office:value-type="float" office:value="1.41779788838612" calcext:value-type="float">
            <text:p>1.4</text:p>
          </table:table-cell>
          <table:table-cell table:style-name="ce7" table:formula="of:=[.M136]/[.$O$143]*100" office:value-type="float" office:value="0" calcext:value-type="float">
            <text:p>0.0</text:p>
          </table:table-cell>
          <table:table-cell table:style-name="ce7" table:formula="of:=[.N136]/[.$O$143]*100" office:value-type="float" office:value="0.361990950226244" calcext:value-type="float">
            <text:p>0.4</text:p>
          </table:table-cell>
          <table:table-cell table:style-name="ce7" table:formula="of:=[.O136]/[.$O$143]*1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COM.MICROSOFT.STDEV.S([.B5];[.B18];[.B31];[.B44];[.B57];[.B70];[.B83];[.B96];[.B109];[.B122])" office:value-type="float" office:value="0.099643810088178" calcext:value-type="float">
            <text:p>0.10</text:p>
          </table:table-cell>
          <table:table-cell table:style-name="ce3" table:formula="of:=COM.MICROSOFT.STDEV.S([.C5];[.C18];[.C31];[.C44];[.C57];[.C70];[.C83];[.C96];[.C109];[.C122])" office:value-type="float" office:value="0.0616531516721661" calcext:value-type="float">
            <text:p>0.06</text:p>
          </table:table-cell>
          <table:table-cell table:style-name="ce3" table:formula="of:=COM.MICROSOFT.STDEV.S([.D5];[.D18];[.D31];[.D44];[.D57];[.D70];[.D83];[.D96];[.D109];[.D122])" office:value-type="float" office:value="0.0620035841257942" calcext:value-type="float">
            <text:p>0.06</text:p>
          </table:table-cell>
          <table:table-cell table:style-name="ce5" table:formula="of:=COM.MICROSOFT.STDEV.S([.E5];[.E18];[.E31];[.E44];[.E57];[.E70];[.E83];[.E96];[.E109];[.E122])" office:value-type="float" office:value="9.64307465951026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[.H137]/[.$O$143]*100" office:value-type="float" office:value="0.120663650075415" calcext:value-type="float">
            <text:p>0.1</text:p>
          </table:table-cell>
          <table:table-cell table:style-name="ce7" table:formula="of:=[.I137]/[.$O$143]*100" office:value-type="float" office:value="0" calcext:value-type="float">
            <text:p>0.0</text:p>
          </table:table-cell>
          <table:table-cell table:style-name="ce7" table:formula="of:=[.J137]/[.$O$143]*100" office:value-type="float" office:value="0.784313725490196" calcext:value-type="float">
            <text:p>0.8</text:p>
          </table:table-cell>
          <table:table-cell table:style-name="ce7" table:formula="of:=[.K137]/[.$O$143]*100" office:value-type="float" office:value="5.17345399698341" calcext:value-type="float">
            <text:p>5.2</text:p>
          </table:table-cell>
          <table:table-cell table:style-name="ce7" table:formula="of:=[.L137]/[.$O$143]*100" office:value-type="float" office:value="0.889894419306184" calcext:value-type="float">
            <text:p>0.9</text:p>
          </table:table-cell>
          <table:table-cell table:style-name="ce7" table:formula="of:=[.M137]/[.$O$143]*100" office:value-type="float" office:value="1.16138763197587" calcext:value-type="float">
            <text:p>1.2</text:p>
          </table:table-cell>
          <table:table-cell table:style-name="ce7" table:formula="of:=[.N137]/[.$O$143]*100" office:value-type="float" office:value="0.135746606334842" calcext:value-type="float">
            <text:p>0.1</text:p>
          </table:table-cell>
          <table:table-cell table:style-name="ce7" table:formula="of:=[.O137]/[.$O$143]*100" office:value-type="float" office:value="0.0150829562594268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COM.MICROSOFT.STDEV.S([.B6];[.B19];[.B32];[.B45];[.B58];[.B71];[.B84];[.B97];[.B110];[.B123])" office:value-type="float" office:value="0.0641958807955083" calcext:value-type="float">
            <text:p>0.06</text:p>
          </table:table-cell>
          <table:table-cell table:style-name="ce3" table:formula="of:=COM.MICROSOFT.STDEV.S([.C6];[.C19];[.C32];[.C45];[.C58];[.C71];[.C84];[.C97];[.C110];[.C123])" office:value-type="float" office:value="0.0545282801244761" calcext:value-type="float">
            <text:p>0.05</text:p>
          </table:table-cell>
          <table:table-cell table:style-name="ce3" table:formula="of:=COM.MICROSOFT.STDEV.S([.D6];[.D19];[.D32];[.D45];[.D58];[.D71];[.D84];[.D97];[.D110];[.D123])" office:value-type="float" office:value="0.0471875689844971" calcext:value-type="float">
            <text:p>0.05</text:p>
          </table:table-cell>
          <table:table-cell table:style-name="ce5" table:formula="of:=COM.MICROSOFT.STDEV.S([.E6];[.E19];[.E32];[.E45];[.E58];[.E71];[.E84];[.E97];[.E110];[.E123])" office:value-type="float" office:value="7.6077445920442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[.H138]/[.$O$143]*100" office:value-type="float" office:value="0" calcext:value-type="float">
            <text:p>0.0</text:p>
          </table:table-cell>
          <table:table-cell table:style-name="ce7" table:formula="of:=[.I138]/[.$O$143]*100" office:value-type="float" office:value="0.105580693815988" calcext:value-type="float">
            <text:p>0.1</text:p>
          </table:table-cell>
          <table:table-cell table:style-name="ce7" table:formula="of:=[.J138]/[.$O$143]*100" office:value-type="float" office:value="1.99095022624434" calcext:value-type="float">
            <text:p>2.0</text:p>
          </table:table-cell>
          <table:table-cell table:style-name="ce7" table:formula="of:=[.K138]/[.$O$143]*100" office:value-type="float" office:value="0.920060331825038" calcext:value-type="float">
            <text:p>0.9</text:p>
          </table:table-cell>
          <table:table-cell table:style-name="ce7" table:formula="of:=[.L138]/[.$O$143]*100" office:value-type="float" office:value="4.0422322775264" calcext:value-type="float">
            <text:p>4.0</text:p>
          </table:table-cell>
          <table:table-cell table:style-name="ce7" table:formula="of:=[.M138]/[.$O$143]*100" office:value-type="float" office:value="2.05128205128205" calcext:value-type="float">
            <text:p>2.1</text:p>
          </table:table-cell>
          <table:table-cell table:style-name="ce7" table:formula="of:=[.N138]/[.$O$143]*100" office:value-type="float" office:value="0.165912518853695" calcext:value-type="float">
            <text:p>0.2</text:p>
          </table:table-cell>
          <table:table-cell table:style-name="ce7" table:formula="of:=[.O138]/[.$O$143]*100" office:value-type="float" office:value="0.090497737556561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COM.MICROSOFT.STDEV.S([.B7];[.B20];[.B33];[.B46];[.B59];[.B72];[.B85];[.B98];[.B111];[.B124])" office:value-type="float" office:value="0.0103279555898865" calcext:value-type="float">
            <text:p>0.01</text:p>
          </table:table-cell>
          <table:table-cell table:style-name="ce3" table:formula="of:=COM.MICROSOFT.STDEV.S([.C7];[.C20];[.C33];[.C46];[.C59];[.C72];[.C85];[.C98];[.C111];[.C124])" office:value-type="float" office:value="0.0107496769977314" calcext:value-type="float">
            <text:p>0.01</text:p>
          </table:table-cell>
          <table:table-cell table:style-name="ce3" table:formula="of:=COM.MICROSOFT.STDEV.S([.D7];[.D20];[.D33];[.D46];[.D59];[.D72];[.D85];[.D98];[.D111];[.D124])" office:value-type="float" office:value="0.0158113883008419" calcext:value-type="float">
            <text:p>0.02</text:p>
          </table:table-cell>
          <table:table-cell table:style-name="ce5" table:formula="of:=COM.MICROSOFT.STDEV.S([.E7];[.E20];[.E33];[.E46];[.E59];[.E72];[.E85];[.E98];[.E111];[.E124])" office:value-type="float" office:value="14.5560220451117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table:formula="of:=[.H139]/[.$O$143]*100" office:value-type="float" office:value="0" calcext:value-type="float">
            <text:p>0.0</text:p>
          </table:table-cell>
          <table:table-cell table:style-name="ce7" table:formula="of:=[.I139]/[.$O$143]*100" office:value-type="float" office:value="0" calcext:value-type="float">
            <text:p>0.0</text:p>
          </table:table-cell>
          <table:table-cell table:style-name="ce7" table:formula="of:=[.J139]/[.$O$143]*100" office:value-type="float" office:value="0.0754147812971342" calcext:value-type="float">
            <text:p>0.1</text:p>
          </table:table-cell>
          <table:table-cell table:style-name="ce7" table:formula="of:=[.K139]/[.$O$143]*100" office:value-type="float" office:value="0.633484162895928" calcext:value-type="float">
            <text:p>0.6</text:p>
          </table:table-cell>
          <table:table-cell table:style-name="ce7" table:formula="of:=[.L139]/[.$O$143]*100" office:value-type="float" office:value="0.678733031674208" calcext:value-type="float">
            <text:p>0.7</text:p>
          </table:table-cell>
          <table:table-cell table:style-name="ce7" table:formula="of:=[.M139]/[.$O$143]*100" office:value-type="float" office:value="55.26395173454" calcext:value-type="float">
            <text:p>55.3</text:p>
          </table:table-cell>
          <table:table-cell table:style-name="ce7" table:formula="of:=[.N139]/[.$O$143]*100" office:value-type="float" office:value="0.678733031674208" calcext:value-type="float">
            <text:p>0.7</text:p>
          </table:table-cell>
          <table:table-cell table:style-name="ce7" table:formula="of:=[.O139]/[.$O$143]*100" office:value-type="float" office:value="0.120663650075415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COM.MICROSOFT.STDEV.S([.B8];[.B21];[.B34];[.B47];[.B60];[.B73];[.B86];[.B99];[.B112];[.B125])" office:value-type="float" office:value="0.0516827931821715" calcext:value-type="float">
            <text:p>0.05</text:p>
          </table:table-cell>
          <table:table-cell table:style-name="ce3" table:formula="of:=COM.MICROSOFT.STDEV.S([.C8];[.C21];[.C34];[.C47];[.C60];[.C73];[.C86];[.C99];[.C112];[.C125])" office:value-type="float" office:value="0.06967384333051" calcext:value-type="float">
            <text:p>0.07</text:p>
          </table:table-cell>
          <table:table-cell table:style-name="ce3" table:formula="of:=COM.MICROSOFT.STDEV.S([.D8];[.D21];[.D34];[.D47];[.D60];[.D73];[.D86];[.D99];[.D112];[.D125])" office:value-type="float" office:value="0.043982319680122" calcext:value-type="float">
            <text:p>0.04</text:p>
          </table:table-cell>
          <table:table-cell table:style-name="ce5" table:formula="of:=COM.MICROSOFT.STDEV.S([.E8];[.E21];[.E34];[.E47];[.E60];[.E73];[.E86];[.E99];[.E112];[.E125])" office:value-type="float" office:value="4.72463990397387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[.H140]/[.$O$143]*100" office:value-type="float" office:value="0" calcext:value-type="float">
            <text:p>0.0</text:p>
          </table:table-cell>
          <table:table-cell table:style-name="ce7" table:formula="of:=[.I140]/[.$O$143]*100" office:value-type="float" office:value="0.0301659125188537" calcext:value-type="float">
            <text:p>0.0</text:p>
          </table:table-cell>
          <table:table-cell table:style-name="ce7" table:formula="of:=[.J140]/[.$O$143]*100" office:value-type="float" office:value="0.678733031674208" calcext:value-type="float">
            <text:p>0.7</text:p>
          </table:table-cell>
          <table:table-cell table:style-name="ce7" table:formula="of:=[.K140]/[.$O$143]*100" office:value-type="float" office:value="0.211161387631976" calcext:value-type="float">
            <text:p>0.2</text:p>
          </table:table-cell>
          <table:table-cell table:style-name="ce7" table:formula="of:=[.L140]/[.$O$143]*100" office:value-type="float" office:value="0.422322775263952" calcext:value-type="float">
            <text:p>0.4</text:p>
          </table:table-cell>
          <table:table-cell table:style-name="ce7" table:formula="of:=[.M140]/[.$O$143]*100" office:value-type="float" office:value="0.769230769230769" calcext:value-type="float">
            <text:p>0.8</text:p>
          </table:table-cell>
          <table:table-cell table:style-name="ce7" table:formula="of:=[.N140]/[.$O$143]*100" office:value-type="float" office:value="6.27450980392157" calcext:value-type="float">
            <text:p>6.3</text:p>
          </table:table-cell>
          <table:table-cell table:style-name="ce7" table:formula="of:=[.O140]/[.$O$143]*100" office:value-type="float" office:value="0.0754147812971342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COM.MICROSOFT.STDEV.S([.B9];[.B22];[.B35];[.B48];[.B61];[.B74];[.B87];[.B100];[.B113];[.B126])" office:value-type="float" office:value="0.219636062612678" calcext:value-type="float">
            <text:p>0.22</text:p>
          </table:table-cell>
          <table:table-cell table:style-name="ce3" table:formula="of:=COM.MICROSOFT.STDEV.S([.C9];[.C22];[.C35];[.C48];[.C61];[.C74];[.C87];[.C100];[.C113];[.C126])" office:value-type="float" office:value="0.166078963816078" calcext:value-type="float">
            <text:p>0.17</text:p>
          </table:table-cell>
          <table:table-cell table:style-name="ce3" table:formula="of:=COM.MICROSOFT.STDEV.S([.D9];[.D22];[.D35];[.D48];[.D61];[.D74];[.D87];[.D100];[.D113];[.D126])" office:value-type="float" office:value="0.17442285782928" calcext:value-type="float">
            <text:p>0.17</text:p>
          </table:table-cell>
          <table:table-cell table:style-name="ce5" table:formula="of:=COM.MICROSOFT.STDEV.S([.E9];[.E22];[.E35];[.E48];[.E61];[.E74];[.E87];[.E100];[.E113];[.E126])" office:value-type="float" office:value="3.93841479673118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table:formula="of:=[.H141]/[.$O$143]*100" office:value-type="float" office:value="0" calcext:value-type="float">
            <text:p>0.0</text:p>
          </table:table-cell>
          <table:table-cell table:style-name="ce7" table:formula="of:=[.I141]/[.$O$143]*100" office:value-type="float" office:value="0" calcext:value-type="float">
            <text:p>0.0</text:p>
          </table:table-cell>
          <table:table-cell table:style-name="ce7" table:formula="of:=[.J141]/[.$O$143]*100" office:value-type="float" office:value="0.120663650075415" calcext:value-type="float">
            <text:p>0.1</text:p>
          </table:table-cell>
          <table:table-cell table:style-name="ce7" table:formula="of:=[.K141]/[.$O$143]*100" office:value-type="float" office:value="0" calcext:value-type="float">
            <text:p>0.0</text:p>
          </table:table-cell>
          <table:table-cell table:style-name="ce7" table:formula="of:=[.L141]/[.$O$143]*100" office:value-type="float" office:value="0.392156862745098" calcext:value-type="float">
            <text:p>0.4</text:p>
          </table:table-cell>
          <table:table-cell table:style-name="ce7" table:formula="of:=[.M141]/[.$O$143]*100" office:value-type="float" office:value="0.920060331825038" calcext:value-type="float">
            <text:p>0.9</text:p>
          </table:table-cell>
          <table:table-cell table:style-name="ce7" table:formula="of:=[.N141]/[.$O$143]*100" office:value-type="float" office:value="0.165912518853695" calcext:value-type="float">
            <text:p>0.2</text:p>
          </table:table-cell>
          <table:table-cell table:style-name="ce7" table:formula="of:=[.O141]/[.$O$143]*100" office:value-type="float" office:value="0.331825037707391" calcext:value-type="float">
            <text:p>0.3</text:p>
          </table:table-cell>
        </table:table-row>
        <table:table-row table:style-name="ro1">
          <table:table-cell/>
          <table:table-cell table:style-name="ce3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3" table:number-columns-repeated="2"/>
          <table:table-cell table:style-name="ce3" table:formula="of:=COM.MICROSOFT.STDEV.S([.D11];[.D24];[.D37];[.D50];[.D63];[.D76];[.D89];[.D102];[.D115];[.D128])" office:value-type="float" office:value="0.0171593835683116" calcext:value-type="float">
            <text:p>0.02</text:p>
          </table:table-cell>
          <table:table-cell table:style-name="ce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I (Wilson score interval)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4]*(1-[.B134])/[.$F$160])" office:value-type="float" office:value="0.0564939256589913" calcext:value-type="float">
            <text:p>0.06</text:p>
          </table:table-cell>
          <table:table-cell table:style-name="ce3" table:formula="of:=2*SQRT([.C134]*(1-[.C134])/[.$F$160])" office:value-type="float" office:value="0.0710313631113366" calcext:value-type="float">
            <text:p>0.07</text:p>
          </table:table-cell>
          <table:table-cell table:style-name="ce3" table:formula="of:=2*SQRT([.D134]*(1-[.D134])/[.$F$160])" office:value-type="float" office:value="0.065522237724025" calcext:value-type="float">
            <text:p>0.07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5]*(1-[.B135])/[.$F$161])" office:value-type="float" office:value="0.127003473782969" calcext:value-type="float">
            <text:p>0.13</text:p>
          </table:table-cell>
          <table:table-cell table:style-name="ce3" table:formula="of:=2*SQRT([.C135]*(1-[.C135])/[.$F$161])" office:value-type="float" office:value="0.144999391479453" calcext:value-type="float">
            <text:p>0.14</text:p>
          </table:table-cell>
          <table:table-cell table:style-name="ce3" table:formula="of:=2*SQRT([.D135]*(1-[.D135])/[.$F$161])" office:value-type="float" office:value="0.140191465713229" calcext:value-type="float">
            <text:p>0.14</text:p>
          </table:table-cell>
          <table:table-cell/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6]*(1-[.B136])/[.$F$162])" office:value-type="float" office:value="0.0604528366128956" calcext:value-type="float">
            <text:p>0.06</text:p>
          </table:table-cell>
          <table:table-cell table:style-name="ce3" table:formula="of:=2*SQRT([.C136]*(1-[.C136])/[.$F$162])" office:value-type="float" office:value="0.054511352976291" calcext:value-type="float">
            <text:p>0.05</text:p>
          </table:table-cell>
          <table:table-cell table:style-name="ce3" table:formula="of:=2*SQRT([.D136]*(1-[.D136])/[.$F$162])" office:value-type="float" office:value="0.0583378589350343" calcext:value-type="float">
            <text:p>0.06</text:p>
          </table:table-cell>
          <table:table-cell/>
          <table:table-cell office:value-type="float" office:value="242" calcext:value-type="float">
            <text:p>2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7]*(1-[.B137])/[.$F$163])" office:value-type="float" office:value="0.0690398833610363" calcext:value-type="float">
            <text:p>0.07</text:p>
          </table:table-cell>
          <table:table-cell table:style-name="ce3" table:formula="of:=2*SQRT([.C137]*(1-[.C137])/[.$F$163])" office:value-type="float" office:value="0.0716939465925958" calcext:value-type="float">
            <text:p>0.07</text:p>
          </table:table-cell>
          <table:table-cell table:style-name="ce3" table:formula="of:=2*SQRT([.D137]*(1-[.D137])/[.$F$163])" office:value-type="float" office:value="0.0707106781186547" calcext:value-type="float">
            <text:p>0.07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38]*(1-[.B138])/[.$F$164])" office:value-type="float" office:value="0.0698261255181615" calcext:value-type="float">
            <text:p>0.07</text:p>
          </table:table-cell>
          <table:table-cell table:style-name="ce3" table:formula="of:=2*SQRT([.C138]*(1-[.C138])/[.$F$164])" office:value-type="float" office:value="0.0691941066149705" calcext:value-type="float">
            <text:p>0.07</text:p>
          </table:table-cell>
          <table:table-cell table:style-name="ce3" table:formula="of:=2*SQRT([.D138]*(1-[.D138])/[.$F$164])" office:value-type="float" office:value="0.0696813653922398" calcext:value-type="float">
            <text:p>0.07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1.96*SQRT([.B139]*(1-[.B139])/[.$F$165])" office:value-type="float" office:value="0.0151135847369807" calcext:value-type="float">
            <text:p>0.02</text:p>
          </table:table-cell>
          <table:table-cell table:style-name="ce3" table:formula="of:=1.96*SQRT([.C139]*(1-[.C139])/[.$F$165])" office:value-type="float" office:value="0.0102619285346949" calcext:value-type="float">
            <text:p>0.01</text:p>
          </table:table-cell>
          <table:table-cell table:style-name="ce3" table:formula="of:=1.96*SQRT([.D139]*(1-[.D139])/[.$F$165])" office:value-type="float" office:value="0.0135800604223343" calcext:value-type="float">
            <text:p>0.01</text:p>
          </table:table-cell>
          <table:table-cell/>
          <table:table-cell office:value-type="float" office:value="1266" calcext:value-type="float">
            <text:p>126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40]*(1-[.B140])/[.$F$166])" office:value-type="float" office:value="0.0585298140304134" calcext:value-type="float">
            <text:p>0.06</text:p>
          </table:table-cell>
          <table:table-cell table:style-name="ce3" table:formula="of:=2*SQRT([.C140]*(1-[.C140])/[.$F$166])" office:value-type="float" office:value="0.0645921990174746" calcext:value-type="float">
            <text:p>0.06</text:p>
          </table:table-cell>
          <table:table-cell table:style-name="ce3" table:formula="of:=2*SQRT([.D140]*(1-[.D140])/[.$F$166])" office:value-type="float" office:value="0.0623299425567715" calcext:value-type="float">
            <text:p>0.06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formula="of:=2*SQRT([.B141]*(1-[.B141])/[.$F$167])" office:value-type="float" office:value="0.153590674320075" calcext:value-type="float">
            <text:p>0.15</text:p>
          </table:table-cell>
          <table:table-cell table:style-name="ce3" table:formula="of:=2*SQRT([.C141]*(1-[.C141])/[.$F$167])" office:value-type="float" office:value="0.122032002047863" calcext:value-type="float">
            <text:p>0.12</text:p>
          </table:table-cell>
          <table:table-cell table:style-name="ce3" table:formula="of:=2*SQRT([.D141]*(1-[.D141])/[.$F$167])" office:value-type="float" office:value="0.134160884229133" calcext:value-type="float">
            <text:p>0.13</text:p>
          </table:table-cell>
          <table:table-cell/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3" table:formula="of:=1.96*SQRT([.D143]*(1-[.D143])/[.$F$169])" office:value-type="float" office:value="0.0158418513246926" calcext:value-type="float">
            <text:p>0.02</text:p>
          </table:table-cell>
          <table:table-cell/>
          <table:table-cell office:value-type="float" office:value="2210" calcext:value-type="float">
            <text:p>221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3:11:18.069921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9:22:27.889880734</meta:creation-date>
    <dc:date>2023-05-31T14:37:13.723852484</dc:date>
    <meta:editing-duration>PT19M52S</meta:editing-duration>
    <meta:editing-cycles>3</meta:editing-cycles>
    <meta:generator>LibreOffice/6.4.7.2$Linux_X86_64 LibreOffice_project/40$Build-2</meta:generator>
    <meta:document-statistic meta:table-count="2" meta:cell-count="2508" meta:object-count="0"/>
  </office:meta>
</office:document-meta>
</file>